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office:font-face-decls>
  <office:automatic-styles>
    <style:style style:name="ce1" style:family="table-cell" style:parent-style-name="Default" style:data-style-name="N0"/>
    <style:style style:name="co1" style:family="table-column">
      <style:table-column-properties fo:break-before="auto" style:column-width="1.69333333333333cm"/>
    </style:style>
    <style:style style:name="ro1" style:family="table-row">
      <style:table-row-properties style:row-height="14.4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Konservierungsbegriffe_csv" table:style-name="ta1">
        <table:table-column table:style-name="co1" table:number-columns-repeated="16384" table:default-cell-style-name="ce1"/>
        <table:table-row table:style-name="ro1">
          <table:table-cell office:value-type="string" table:style-name="ce1">
            <text:p>notation</text:p>
          </table:table-cell>
          <table:table-cell office:value-type="string" table:style-name="ce1">
            <text:p>prefLabel@de</text:p>
          </table:table-cell>
          <table:table-cell office:value-type="string" table:style-name="ce1">
            <text:p>altLabel@de</text:p>
          </table:table-cell>
          <table:table-cell office:value-type="string" table:style-name="ce1">
            <text:p>prefLabel@en</text:p>
          </table:table-cell>
          <table:table-cell office:value-type="string" table:style-name="ce1">
            <text:p>AAT URI</text:p>
          </table:table-cell>
          <table:table-cell office:value-type="string" table:style-name="ce1">
            <text:p>definition</text:p>
          </table:table-cell>
          <table:table-cell office:value-type="string" table:style-name="ce1">
            <text:p>exactMatch</text:p>
          </table:table-cell>
          <table:table-cell office:value-type="string" table:style-name="ce1">
            <text:p>closeMatch</text:p>
          </table:table-cell>
          <table:table-cell office:value-type="string" table:style-name="ce1">
            <text:p>relatedMatch</text:p>
          </table:table-cell>
          <table:table-cell table:number-columns-repeated="16375"/>
        </table:table-row>
        <table:table-row table:style-name="ro1">
          <table:table-cell office:value-type="string" table:style-name="ce1">
            <text:p>B51DAF</text:p>
          </table:table-cell>
          <table:table-cell office:value-type="string" table:style-name="ce1">
            <text:p>Material</text:p>
          </table:table-cell>
          <table:table-cell office:value-type="string" table:style-name="ce1">
            <text:p>Objektmaterial</text:p>
          </table:table-cell>
          <table:table-cell office:value-type="string" table:style-name="ce1">
            <text:p>material</text:p>
          </table:table-cell>
          <table:table-cell office:value-type="string" table:style-name="ce1">
            <text:p><text:a xlink:href="http://vocab.getty.edu/aat/300010358">http://vocab.getty.edu/aat/300010358</text:a></text:p>
          </table:table-cell>
          <table:table-cell office:value-type="string" table:style-name="ce1">
            <text:p>Material aus dem das Objekt besteht.</text:p>
          </table:table-cell>
          <table:table-cell table:style-name="ce1"/>
          <table:table-cell office:value-type="string" table:style-name="ce1">
            <text:p><text:a xlink:href="http://vocab.getty.edu/aat/300010358">http://vocab.getty.edu/aat/300010358</text:a></text:p>
          </table:table-cell>
          <table:table-cell table:number-columns-repeated="16376" table:style-name="ce1"/>
        </table:table-row>
        <table:table-row table:style-name="ro1">
          <table:table-cell office:value-type="string" table:style-name="ce1">
            <text:p>B5DD1A</text:p>
          </table:table-cell>
          <table:table-cell office:value-type="string" table:style-name="ce1">
            <text:p>Metall</text:p>
          </table:table-cell>
          <table:table-cell office:value-type="string" table:style-name="ce1">
            <text:p>Metalle</text:p>
          </table:table-cell>
          <table:table-cell office:value-type="string" table:style-name="ce1">
            <text:p><text:a xlink:href="http://vocab.getty.edu/page/aat/300010900">metal</text:a></text:p>
          </table:table-cell>
          <table:table-cell office:value-type="string" table:style-name="ce1">
            <text:p><text:a xlink:href="http://vocab.getty.edu/page/aat%2F300010900">http://vocab.getty.edu/page/aat%2F300010900</text:a></text:p>
          </table:table-cell>
          <table:table-cell office:value-type="string" table:style-name="ce1">
            <text:p>chemisches Element, das durch eine gute elektrische und thermische Leitfähigkeit, einen typischen Glanz sowie gute Formbarkeit mit spanlosen oder spangebenden Methoden gekennzeichnet ist. Die typischen metallischen Eigenschaften ergeben sich aus der charakteristischen Gitterstruktur des Atomaufbaus. Metalle werden bereits seit Jahrhunderten von Menschen systematisch gewonnen, bearbeitet und für Werkzeuge, Schmuck, Waffen und andere Zwecke verwendet. Sie spielen eine zentrale Rolle in der technologischen und kulturellen Entwicklung der Menschheit.</text:p>
          </table:table-cell>
          <table:table-cell office:value-type="string" table:style-name="ce1">
            <text:p><text:a xlink:href="http://vocab.getty.edu/page/aat%2F300010900">http://vocab.getty.edu/page/aat%2F300010900</text:a></text:p>
          </table:table-cell>
          <table:table-cell table:number-columns-repeated="16377" table:style-name="ce1"/>
        </table:table-row>
        <table:table-row table:style-name="ro1">
          <table:table-cell office:value-type="string" table:style-name="ce1">
            <text:p>FGA46A</text:p>
          </table:table-cell>
          <table:table-cell office:value-type="string" table:style-name="ce1">
            <text:p>Edelmetall</text:p>
          </table:table-cell>
          <table:table-cell office:value-type="string" table:style-name="ce1">
            <text:p>Edelmetalle</text:p>
          </table:table-cell>
          <table:table-cell office:value-type="string" table:style-name="ce1">
            <text:p>precious metal</text:p>
          </table:table-cell>
          <table:table-cell office:value-type="string" table:style-name="ce1">
            <text:p><text:a xlink:href="http://vocab.getty.edu/aat/300011054">http://vocab.getty.edu/aat/300011054</text:a></text:p>
          </table:table-cell>
          <table:table-cell office:value-type="string" table:style-name="ce1">
            <text:p>korrosionsbeständiges Metall, das aufgrund seiner chemischen und physikalischen Eigenschaften und ästhetischen Qualitäten hochgeschätzt wird.</text:p>
          </table:table-cell>
          <table:table-cell office:value-type="string" table:style-name="ce1">
            <text:p><text:a xlink:href="http://vocab.getty.edu/aat/300011054">http://vocab.getty.edu/aat/300011054</text:a></text:p>
          </table:table-cell>
          <table:table-cell table:number-columns-repeated="16377" table:style-name="ce1"/>
        </table:table-row>
        <table:table-row table:style-name="ro1">
          <table:table-cell office:value-type="string" table:style-name="ce1">
            <text:p>FD5149</text:p>
          </table:table-cell>
          <table:table-cell office:value-type="string" table:style-name="ce1">
            <text:p>Gold</text:p>
          </table:table-cell>
          <table:table-cell table:style-name="ce1"/>
          <table:table-cell office:value-type="string" table:style-name="ce1">
            <text:p><text:a xlink:href="http://vocab.getty.edu/page/aat/300011021">gold (metal)</text:a></text:p>
          </table:table-cell>
          <table:table-cell office:value-type="string" table:style-name="ce1">
            <text:p><text:a xlink:href="http://vocab.getty.edu/page/aat%2F300011021">http://vocab.getty.edu/page/aat%2F300011021</text:a></text:p>
          </table:table-cell>
          <table:table-cell office:value-type="string" table:style-name="ce1">
            <text:p>gelbes Metall mit dem chemischen Symbol Au und der Ordnungszahl 79. Gehört zu den ersten Metallen, die in der frühen Menschheitsgeschichte verarbeitet wurden. Aufgrund seiner Seltenheit, der guten Bearbeitbarkeit sowie der schönen Farbe und dem auffälligen Glanz wird Gold seit Jahrtausenden für Schmuck und Prestigeobjekte verwendet. Durch die hohe Korrosionsbeständigkeit sind an Goldobjekten kaum materialbezogene, konservatorische Maßnahmen notwendig.</text:p>
          </table:table-cell>
          <table:table-cell office:value-type="string" table:style-name="ce1">
            <text:p><text:a xlink:href="http://vocab.getty.edu/page/aat%2F300011021">http://vocab.getty.edu/page/aat%2F300011021</text:a></text:p>
          </table:table-cell>
          <table:table-cell table:number-columns-repeated="16377" table:style-name="ce1"/>
        </table:table-row>
        <table:table-row table:style-name="ro1">
          <table:table-cell office:value-type="string" table:style-name="ce1">
            <text:p>F135A8</text:p>
          </table:table-cell>
          <table:table-cell office:value-type="string" table:style-name="ce1">
            <text:p>Silber</text:p>
          </table:table-cell>
          <table:table-cell table:style-name="ce1"/>
          <table:table-cell office:value-type="string" table:style-name="ce1">
            <text:p><text:a xlink:href="http://vocab.getty.edu/page/aat/300011029">silver (metal)</text:a></text:p>
          </table:table-cell>
          <table:table-cell office:value-type="string" table:style-name="ce1">
            <text:p><text:a xlink:href="http://vocab.getty.edu/page/aat%2F300011029">http://vocab.getty.edu/page/aat%2F300011029</text:a></text:p>
          </table:table-cell>
          <table:table-cell office:value-type="string" table:style-name="ce1">
            <text:p>weißlich-graues Metall mit dem chemischen Symbol Ag und der Ordnungszahl 47. Gehört, ebenso wie Gold und Kupfer, zu den ersten Metallen die von den Menschen verarbeitet wurde. Silber wurde als edler metallischer Werkstoff aufgrund seiner guten Verarbeitbarkeit, hohen Korrosionsbeständigkeit im Vergleich zu anderen Metallen und seiner reinen warm-glänzenden Erscheinung seit der Antike für Münzen, Schmuck und zeremonielle Gegenstände genutzt. Im Vergleich zu Gold war Silber überdies häufiger verfügbar. Als Edelmetall ist es relativ beständig gegen Korrosion, wird jedoch von Luftsauerstoff, Schwefel und chloridhaltigen Lösungen (z.B. in stark chloridhaltigen Böden) unter Bildung von Silberoxid, Silbersulfid und/oder Silberchlorid angegriffen.</text:p>
          </table:table-cell>
          <table:table-cell office:value-type="string" table:style-name="ce1">
            <text:p><text:a xlink:href="http://vocab.getty.edu/page/aat%2F300011029">http://vocab.getty.edu/page/aat%2F300011029</text:a></text:p>
          </table:table-cell>
          <table:table-cell table:number-columns-repeated="16377" table:style-name="ce1"/>
        </table:table-row>
        <table:table-row table:style-name="ro1">
          <table:table-cell office:value-type="string" table:style-name="ce1">
            <text:p>BBF566</text:p>
          </table:table-cell>
          <table:table-cell office:value-type="string" table:style-name="ce1">
            <text:p>Unedelmetall</text:p>
          </table:table-cell>
          <table:table-cell office:value-type="string" table:style-name="ce1">
            <text:p>unedles Metall| unedle Metalle</text:p>
          </table:table-cell>
          <table:table-cell office:value-type="string" table:style-name="ce1">
            <text:p><text:a xlink:href="http://vocab.getty.edu/page/aat/300241615">base metal</text:a></text:p>
          </table:table-cell>
          <table:table-cell office:value-type="string" table:style-name="ce1">
            <text:p><text:a xlink:href="http://vocab.getty.edu/page/aat%2F300241615">http://vocab.getty.edu/page/aat%2F300241615</text:a></text:p>
          </table:table-cell>
          <table:table-cell office:value-type="string" table:style-name="ce1">
            <text:p>Sammelbegriff für Metalle, mit negativem Normalpotenzial. Sie neigen, aufgrund ihres hohen Lösungsdrucks, unter Normalbedingungen zur chemischen Reaktion mit ihrer Umgebung. Objekte aus unedlen Metallen zeigen im archäologischen Kontext daher in der Regel mehr oder weniger starke Korrosionserscheinungen.</text:p>
          </table:table-cell>
          <table:table-cell office:value-type="string" table:style-name="ce1">
            <text:p><text:a xlink:href="http://vocab.getty.edu/page/aat%2F300241615">http://vocab.getty.edu/page/aat%2F300241615</text:a></text:p>
          </table:table-cell>
          <table:table-cell table:number-columns-repeated="16377" table:style-name="ce1"/>
        </table:table-row>
        <table:table-row table:style-name="ro1">
          <table:table-cell office:value-type="string" table:style-name="ce1">
            <text:p>F71C6B</text:p>
          </table:table-cell>
          <table:table-cell office:value-type="string" table:style-name="ce1">
            <text:p>Eisen</text:p>
          </table:table-cell>
          <table:table-cell office:value-type="string" table:style-name="ce1">
            <text:p>Fe</text:p>
          </table:table-cell>
          <table:table-cell office:value-type="string" table:style-name="ce1">
            <text:p><text:a xlink:href="http://vocab.getty.edu/page/aat/300011002">iron (metal)</text:a></text:p>
          </table:table-cell>
          <table:table-cell office:value-type="string" table:style-name="ce1">
            <text:p><text:a xlink:href="http://vocab.getty.edu/page/aat%2F300011002">http://vocab.getty.edu/page/aat%2F300011002</text:a></text:p>
          </table:table-cell>
          <table:table-cell office:value-type="string" table:style-name="ce1">
            <text:p>bläulich-gräuliches Metall mit dem chemischen Symbol Fe und der Ordnungszahl 26. Im archäologischen Kontext kommen in der Regel ausschließlich Eisen-Kohlenstoff-Legierungen vor, sodass reines Eisen kaum eine Rolle in der Restaurierung spielt. Eisen ist sehr unedel und neigt sowohl an der Luft, als auch bei der Bodenlagerung zu starken Korrosionsreaktionen.</text:p>
          </table:table-cell>
          <table:table-cell office:value-type="string" table:style-name="ce1">
            <text:p><text:a xlink:href="http://vocab.getty.edu/page/aat%2F300011002">http://vocab.getty.edu/page/aat%2F300011002</text:a></text:p>
          </table:table-cell>
          <table:table-cell table:number-columns-repeated="16377" table:style-name="ce1"/>
        </table:table-row>
        <table:table-row table:style-name="ro1">
          <table:table-cell office:value-type="string" table:style-name="ce1">
            <text:p>B28FA6</text:p>
          </table:table-cell>
          <table:table-cell office:value-type="string" table:style-name="ce1">
            <text:p>Kupfer</text:p>
          </table:table-cell>
          <table:table-cell office:value-type="string" table:style-name="ce1">
            <text:p>Cu|reines Kupfer</text:p>
          </table:table-cell>
          <table:table-cell office:value-type="string" table:style-name="ce1">
            <text:p><text:a xlink:href="http://vocab.getty.edu/page/aat/300011020">copper (metal)</text:a></text:p>
          </table:table-cell>
          <table:table-cell office:value-type="string" table:style-name="ce1">
            <text:p><text:a xlink:href="http://vocab.getty.edu/page/aat%2F300011020">http://vocab.getty.edu/page/aat%2F300011020</text:a></text:p>
          </table:table-cell>
          <table:table-cell office:value-type="string" table:style-name="ce1">
            <text:p>rot-bräunliches Metall mit dem chemischen Symbol Cu und der Ordnungszahl 29. Kupfer war wohl das erstes Metall, dass von den Menschen gezielt hergestellt und verarbeitet wurde. Kupfer ist in feuchter, verunreinigter Luft, sowie in chloridbelasteten Böden recht korrossionsanfällig. Mit den Bestandteilen der Luft (u.a. Schwefel- oder Carbonatverbindungen) bildet es eine Patina, die als Schutzschicht für das darunterliegende Metall gegenüber weiterem Korrosionsangriff dient. Diese Patina kann dem Objekt unter umständen ein recht ästhetisches Erscheinungsbild verleihen (sog. "Edelpatina").</text:p>
          </table:table-cell>
          <table:table-cell office:value-type="string" table:style-name="ce1">
            <text:p><text:a xlink:href="http://vocab.getty.edu/page/aat%2F300011020">http://vocab.getty.edu/page/aat%2F300011020</text:a></text:p>
          </table:table-cell>
          <table:table-cell table:number-columns-repeated="16377" table:style-name="ce1"/>
        </table:table-row>
        <table:table-row table:style-name="ro1">
          <table:table-cell office:value-type="string" table:style-name="ce1">
            <text:p>G992B6</text:p>
          </table:table-cell>
          <table:table-cell office:value-type="string" table:style-name="ce1">
            <text:p>Blei</text:p>
          </table:table-cell>
          <table:table-cell table:style-name="ce1"/>
          <table:table-cell office:value-type="string" table:style-name="ce1">
            <text:p><text:a xlink:href="http://vocab.getty.edu/page/aat/300011022">lead (metal)</text:a></text:p>
          </table:table-cell>
          <table:table-cell office:value-type="string" table:style-name="ce1">
            <text:p><text:a xlink:href="http://vocab.getty.edu/page/aat%2F300011022">http://vocab.getty.edu/page/aat%2F300011022</text:a></text:p>
          </table:table-cell>
          <table:table-cell office:value-type="string" table:style-name="ce1">
            <text:p>sehr weiches Metall, von bläulich-gräulicher Farbe mit dem chemischen Symbol Pb und der Ordnungszahl 82. Gehört zur Gruppe der Schwermetalle und wirkt giftig auf den menschlichen Körper. Wurde in der Antike sowohl für eigenständige Objektherstellung, als auch in Pigmenten und Glasuren sowie Legierungen mit anderen Metallen verwendet. Blei läuft an der Luft unter Bildung einer passivierenden Oxidschicht an und ist auch bei Kontak mit Wasser oder Säuren stark korrosionsanfällig.</text:p>
          </table:table-cell>
          <table:table-cell office:value-type="string" table:style-name="ce1">
            <text:p><text:a xlink:href="http://vocab.getty.edu/page/aat%2F300011022">http://vocab.getty.edu/page/aat%2F300011022</text:a></text:p>
          </table:table-cell>
          <table:table-cell table:number-columns-repeated="16377" table:style-name="ce1"/>
        </table:table-row>
        <table:table-row table:style-name="ro1">
          <table:table-cell office:value-type="string" table:style-name="ce1">
            <text:p>G8AG1C</text:p>
          </table:table-cell>
          <table:table-cell office:value-type="string" table:style-name="ce1">
            <text:p>Zink</text:p>
          </table:table-cell>
          <table:table-cell table:style-name="ce1"/>
          <table:table-cell office:value-type="string" table:style-name="ce1">
            <text:p><text:a xlink:href="http://vocab.getty.edu/page/aat/300011037">zinc</text:a></text:p>
          </table:table-cell>
          <table:table-cell office:value-type="string" table:style-name="ce1">
            <text:p><text:a xlink:href="http://vocab.getty.edu/page/aat%2F300011037">http://vocab.getty.edu/page/aat%2F300011037</text:a></text:p>
          </table:table-cell>
          <table:table-cell office:value-type="string" table:style-name="ce1">
            <text:p>bläulich-weißes Metall mit dem chemischen Symbol Zn und der Ordnungszahl 30. Zink wurde in der Antike hauptsächlich als Erz bei der Kupferverhüttung bzw. -legierung verarbeitet. Erst im späten Mittelalter wird Zink gezielt als reines Metall hergestellt.</text:p>
          </table:table-cell>
          <table:table-cell office:value-type="string" table:style-name="ce1">
            <text:p><text:a xlink:href="http://vocab.getty.edu/page/aat%2F300011037">http://vocab.getty.edu/page/aat%2F300011037</text:a></text:p>
          </table:table-cell>
          <table:table-cell table:number-columns-repeated="16377" table:style-name="ce1"/>
        </table:table-row>
        <table:table-row table:style-name="ro1">
          <table:table-cell office:value-type="string" table:style-name="ce1">
            <text:p>G78BD6</text:p>
          </table:table-cell>
          <table:table-cell office:value-type="string" table:style-name="ce1">
            <text:p>Zinn</text:p>
          </table:table-cell>
          <table:table-cell table:style-name="ce1"/>
          <table:table-cell office:value-type="string" table:style-name="ce1">
            <text:p><text:a xlink:href="http://vocab.getty.edu/page/aat/300133748">tin (metal)</text:a></text:p>
          </table:table-cell>
          <table:table-cell office:value-type="string" table:style-name="ce1">
            <text:p><text:a xlink:href="http://vocab.getty.edu/page/aat%2F300133748">http://vocab.getty.edu/page/aat%2F300133748</text:a></text:p>
          </table:table-cell>
          <table:table-cell office:value-type="string" table:style-name="ce1">
            <text:p>silberweißes, sehr weiches Metall mit dem chemischen Symbol Sn und der Ordnungszahl 50. Zinn wird hauptsächlich als Legierungsbestandteil (z.B. für (Zinn-)Bronze oder in Weichloten) verwendet, aber auch als reines Metall für die Herstellung von Geschirr und kleinen Kulturobjekten. Gegenüber Luftsauerstoff ist es weitgehend beständig, wird jedoch von Säuren (v.a. Salpetersäure) stark angegriffen. Bei der Lagerung von Zinnobjekten unterhalb 13°C tritt das Phänomen der sog. "Zinnpest" auf, bei der sich das stabile Zinn in α-Zinn umwandelt, was sich in Form von Flecken und Pusteln bemerktbar macht und schleichend zur vollständigen Verstörung des Zinnobjektes führt.</text:p>
          </table:table-cell>
          <table:table-cell office:value-type="string" table:style-name="ce1">
            <text:p><text:a xlink:href="http://vocab.getty.edu/page/aat%2F300133748">http://vocab.getty.edu/page/aat%2F300133748</text:a></text:p>
          </table:table-cell>
          <table:table-cell table:number-columns-repeated="16377" table:style-name="ce1"/>
        </table:table-row>
        <table:table-row table:style-name="ro1">
          <table:table-cell office:value-type="string" table:style-name="ce1">
            <text:p>F9GB13</text:p>
          </table:table-cell>
          <table:table-cell office:value-type="string" table:style-name="ce1">
            <text:p>Metalllegierung</text:p>
          </table:table-cell>
          <table:table-cell office:value-type="string" table:style-name="ce1">
            <text:p>Legierung</text:p>
          </table:table-cell>
          <table:table-cell office:value-type="string" table:style-name="ce1">
            <text:p><text:a xlink:href="http://vocab.getty.edu/page/aat/300010902">alloy</text:a></text:p>
          </table:table-cell>
          <table:table-cell office:value-type="string" table:style-name="ce1">
            <text:p><text:a xlink:href="http://vocab.getty.edu/page/aat%2F300010902">http://vocab.getty.edu/page/aat%2F300010902</text:a></text:p>
          </table:table-cell>
          <table:table-cell office:value-type="string" table:style-name="ce1">
            <text:p>Gemenge aus mindestens zwei verschiedenen chemischen Elementen, wobei eines davon ein Metall ist. Durch das gezielte Zusammenschmelzen von Metallen werden Legierungen mit spezifischen Eigenschaften wie verbesserte Festigkeit, Korrosionsbeständigkeit oder Verarbeitbarkeit hergestellt. Im festen/abgekühlten Zustand können diese Legierungsbestandteile nicht ohne weiteres mit physikalischen Methoden getrennt werden. Benannt werden Legierungen nach dem mengenmäßig überwiegend enthaltenen Metall.</text:p>
          </table:table-cell>
          <table:table-cell office:value-type="string" table:style-name="ce1">
            <text:p><text:a xlink:href="http://vocab.getty.edu/page/aat%2F300010902">http://vocab.getty.edu/page/aat%2F300010902</text:a></text:p>
          </table:table-cell>
          <table:table-cell table:number-columns-repeated="16377" table:style-name="ce1"/>
        </table:table-row>
        <table:table-row table:style-name="ro1">
          <table:table-cell office:value-type="string" table:style-name="ce1">
            <text:p>DC5B2B</text:p>
          </table:table-cell>
          <table:table-cell office:value-type="string" table:style-name="ce1">
            <text:p>Goldlegierung</text:p>
          </table:table-cell>
          <table:table-cell office:value-type="string" table:style-name="ce1">
            <text:p>Goldlegierungen</text:p>
          </table:table-cell>
          <table:table-cell office:value-type="string" table:style-name="ce1">
            <text:p><text:a xlink:href="http://vocab.getty.edu/page/aat/300010963">gold alloy</text:a></text:p>
          </table:table-cell>
          <table:table-cell office:value-type="string" table:style-name="ce1">
            <text:p><text:a xlink:href="http://vocab.getty.edu/page/aat%2F300010963">http://vocab.getty.edu/page/aat%2F300010963</text:a></text:p>
          </table:table-cell>
          <table:table-cell office:value-type="string" table:style-name="ce1">
            <text:p>Legierung mit Gold als Hauptbestandteil. Da reines Gold relativ weich ist, wird es zur Verbesserung der Härte und Beständigkeit mit anderen Metallen (hauptsächlich Kupfer und Silber) legiert. Kongruent zu reinen Goldobjekten sind auch an Objekten aus Goldlegierungen kaum materialbedingte konservatorische Maßnahmen notwendig. Je nach Höhe des Anteils an unedleren Bestandteilen kann es jedoch zu oberflächlicher Verfärbung kommen.</text:p>
          </table:table-cell>
          <table:table-cell office:value-type="string" table:style-name="ce1">
            <text:p><text:a xlink:href="http://vocab.getty.edu/page/aat%2F300010963">http://vocab.getty.edu/page/aat%2F300010963</text:a></text:p>
          </table:table-cell>
          <table:table-cell table:number-columns-repeated="16377" table:style-name="ce1"/>
        </table:table-row>
        <table:table-row table:style-name="ro1">
          <table:table-cell office:value-type="string" table:style-name="ce1">
            <text:p>AD789F</text:p>
          </table:table-cell>
          <table:table-cell office:value-type="string" table:style-name="ce1">
            <text:p>Silberlegierung</text:p>
          </table:table-cell>
          <table:table-cell office:value-type="string" table:style-name="ce1">
            <text:p>Silberlegierungen</text:p>
          </table:table-cell>
          <table:table-cell office:value-type="string" table:style-name="ce1">
            <text:p><text:a xlink:href="http://vocab.getty.edu/page/aat/300010975">silver alloy</text:a></text:p>
          </table:table-cell>
          <table:table-cell office:value-type="string" table:style-name="ce1">
            <text:p><text:a xlink:href="http://vocab.getty.edu/page/aat%2F300010975">http://vocab.getty.edu/page/aat%2F300010975</text:a></text:p>
          </table:table-cell>
          <table:table-cell office:value-type="string" table:style-name="ce1">
            <text:p>Legierung mit Silber als Hauptbestandteil. Reines Silber ist für viele Anwendungsbereiche zu weich, sodass es häufig mit anderen Metallen (vor allem Kupfer) legiert wird. Neben den Korrosionserscheinungen des reinen Silbers treten in Legierungssystemen weitere Korrosionen auf. So kann sich z.B. bei kupferhaltigen Silberlegierungen Kupfer-I-oxid und Kupfersulfid bilden.</text:p>
          </table:table-cell>
          <table:table-cell office:value-type="string" table:style-name="ce1">
            <text:p><text:a xlink:href="http://vocab.getty.edu/page/aat%2F300010975">http://vocab.getty.edu/page/aat%2F300010975</text:a></text:p>
          </table:table-cell>
          <table:table-cell table:number-columns-repeated="16377" table:style-name="ce1"/>
        </table:table-row>
        <table:table-row table:style-name="ro1">
          <table:table-cell office:value-type="string" table:style-name="ce1">
            <text:p>F9F6DG</text:p>
          </table:table-cell>
          <table:table-cell office:value-type="string" table:style-name="ce1">
            <text:p>Elektrum</text:p>
          </table:table-cell>
          <table:table-cell office:value-type="string" table:style-name="ce1">
            <text:p>Elektron</text:p>
          </table:table-cell>
          <table:table-cell office:value-type="string" table:style-name="ce1">
            <text:p><text:a xlink:href="http://vocab.getty.edu/page/aat/300010965">electrum</text:a></text:p>
          </table:table-cell>
          <table:table-cell office:value-type="string" table:style-name="ce1">
            <text:p><text:a xlink:href="http://vocab.getty.edu/page/aat%2F300010965">http://vocab.getty.edu/page/aat%2F300010965</text:a></text:p>
          </table:table-cell>
          <table:table-cell office:value-type="string" table:style-name="ce1">
            <text:p>natürlich vorkommende Legierung aus Gold und Silber, teils auch mit geringem Kupferanteil.</text:p>
          </table:table-cell>
          <table:table-cell office:value-type="string" table:style-name="ce1">
            <text:p><text:a xlink:href="http://vocab.getty.edu/page/aat%2F300010965">http://vocab.getty.edu/page/aat%2F300010965</text:a></text:p>
          </table:table-cell>
          <table:table-cell table:number-columns-repeated="16377" table:style-name="ce1"/>
        </table:table-row>
        <table:table-row table:style-name="ro1">
          <table:table-cell office:value-type="string" table:style-name="ce1">
            <text:p>BC75G1</text:p>
          </table:table-cell>
          <table:table-cell office:value-type="string" table:style-name="ce1">
            <text:p>Eisenlegierung</text:p>
          </table:table-cell>
          <table:table-cell table:style-name="ce1"/>
          <table:table-cell office:value-type="string" table:style-name="ce1">
            <text:p><text:a xlink:href="http://vocab.getty.edu/page/aat/300010904">iron alloy</text:a></text:p>
          </table:table-cell>
          <table:table-cell office:value-type="string" table:style-name="ce1">
            <text:p><text:a xlink:href="http://vocab.getty.edu/page/aat%2F300010904">http://vocab.getty.edu/page/aat%2F300010904</text:a></text:p>
          </table:table-cell>
          <table:table-cell office:value-type="string" table:style-name="ce1">
            <text:p>Legierung mit Eisen als Hauptbestandteil, die aufgrund ihrer Härte und Verfügbarkeit seit der Antike weit verbreitet für die Herstellung von Werkzeugen, Waffen und landwirtschaftlichen Geräten genutzt wurde. Die Entdeckung der Eisenherstellung (Verhüttung) stellt einen wichtigen Fortschritt in der technologischen Metallverarbeitung der Menschheitsgeschichte dar und beeinflusste maßgeblich die Entwicklung und Expansion antiker Kulturen. Eisenlegierungen sind äußerst korrosionsanfällig, wobei das Korrosionsgeschehen stark von der Legierungszusammensetzung und der Gefügestruktur abhängig ist.</text:p>
          </table:table-cell>
          <table:table-cell office:value-type="string" table:style-name="ce1">
            <text:p><text:a xlink:href="http://vocab.getty.edu/page/aat%2F300010904">http://vocab.getty.edu/page/aat%2F300010904</text:a></text:p>
          </table:table-cell>
          <table:table-cell table:number-columns-repeated="16377" table:style-name="ce1"/>
        </table:table-row>
        <table:table-row table:style-name="ro1">
          <table:table-cell office:value-type="string" table:style-name="ce1">
            <text:p>A82D86</text:p>
          </table:table-cell>
          <table:table-cell office:value-type="string" table:style-name="ce1">
            <text:p>Buntmetalllegierung</text:p>
          </table:table-cell>
          <table:table-cell table:style-name="ce1"/>
          <table:table-cell office:value-type="string" table:style-name="ce1">
            <text:p>non-ferrous metal alloy</text:p>
          </table:table-cell>
          <table:table-cell office:value-type="string" table:style-name="ce1">
            <text:p><text:a xlink:href="http://vocab.getty.edu/aat/300010934">http://vocab.getty.edu/aat/300010934</text:a></text:p>
          </table:table-cell>
          <table:table-cell office:value-type="string" table:style-name="ce1">
            <text:p>Sammelbezeichnung für farbige Legierungen mit schweren Nichteisenmetallen als Hauptbestandsteile. Wird in der archäologischen Restaurierung häufig als allgemeiner Oberbegriff für kupferhaltige Objektwerkstoffe verwendet, solange keine eindeutige Materialanalyse durchgeführt wurde.</text:p>
          </table:table-cell>
          <table:table-cell table:style-name="ce1"/>
          <table:table-cell office:value-type="string" table:style-name="ce1">
            <text:p><text:a xlink:href="http://vocab.getty.edu/aat/300010934">http://vocab.getty.edu/aat/300010934</text:a></text:p>
          </table:table-cell>
          <table:table-cell table:number-columns-repeated="16376"/>
        </table:table-row>
        <table:table-row table:style-name="ro1">
          <table:table-cell office:value-type="string" table:style-name="ce1">
            <text:p>FGB415</text:p>
          </table:table-cell>
          <table:table-cell office:value-type="string" table:style-name="ce1">
            <text:p>Kupferlegierung</text:p>
          </table:table-cell>
          <table:table-cell office:value-type="string" table:style-name="ce1">
            <text:p>Kupferlegierungen</text:p>
          </table:table-cell>
          <table:table-cell office:value-type="string" table:style-name="ce1">
            <text:p><text:a xlink:href="http://vocab.getty.edu/page/aat/300010942">copper alloy</text:a></text:p>
          </table:table-cell>
          <table:table-cell office:value-type="string" table:style-name="ce1">
            <text:p><text:a xlink:href="http://vocab.getty.edu/page/aat%2F300010942">http://vocab.getty.edu/page/aat%2F300010942</text:a></text:p>
          </table:table-cell>
          <table:table-cell office:value-type="string" table:style-name="ce1">
            <text:p>Legierung mit Kupfer als Hauptbestandteil. Parallel zur Verwendung von reinem Kupfer, steht auch die Herstellung von Kupferlegierung am Beginn der historischen Metallverarbeitung der Menschheitsgeschichte. Aufgrund der reichen Verfügbarkeit, guten Verarbeitbarkeit und Verständigkeit wurde Kupfer für vielerlei Gegenstände (z.B. Schmuck, Waffen, Gefäße, etc.) verwendet.</text:p>
          </table:table-cell>
          <table:table-cell office:value-type="string" table:style-name="ce1">
            <text:p><text:a xlink:href="http://vocab.getty.edu/page/aat%2F300010942">http://vocab.getty.edu/page/aat%2F300010942</text:a></text:p>
          </table:table-cell>
          <table:table-cell table:number-columns-repeated="16377" table:style-name="ce1"/>
        </table:table-row>
        <table:table-row table:style-name="ro1">
          <table:table-cell office:value-type="string" table:style-name="ce1">
            <text:p>BF7D14</text:p>
          </table:table-cell>
          <table:table-cell office:value-type="string" table:style-name="ce1">
            <text:p>Bronze</text:p>
          </table:table-cell>
          <table:table-cell office:value-type="string" table:style-name="ce1">
            <text:p>Bronzen</text:p>
          </table:table-cell>
          <table:table-cell office:value-type="string" table:style-name="ce1">
            <text:p><text:a xlink:href="http://vocab.getty.edu/page/aat/300010957">bronze (metal)</text:a></text:p>
          </table:table-cell>
          <table:table-cell office:value-type="string" table:style-name="ce1">
            <text:p><text:a xlink:href="http://vocab.getty.edu/page/aat%2F300010957">http://vocab.getty.edu/page/aat%2F300010957</text:a></text:p>
          </table:table-cell>
          <table:table-cell office:value-type="string" table:style-name="ce1">
            <text:p>Kupferlegierung mit Zinn als zweiter Hauptbestandteil. Moderne Bronzen weisen in der Regel genormte Zusammensetzungen und gezielte Legierungsbestandteile auf. In historischen Bronzen finden sich, je nach Zeitstellung und Kultur, unter Umständen sehr unterschiedliche Zusammetzungen und andere Bestandteile, wie Zink, Silber, Blei, Antimon, Arsen, etc. Zur eindeutigen metallurgischen Bestimmung wird der Begriff Bronze häufig zusammen mit dem vorangestellten Hauptlegierungszusatz verwendet (Bleibronze, Arsenbronze, usw.). Bronze kann, je nach Legierungszusammensetzung, eine gelb-golde, rötliche bis weißliche Färbung aufweisen. Ebenso hängt die Verarbeitbarkeit maßgeblich von den Legierungszusammensetzten ab. Die Korrosionsanfälligkeit von Bronze entspricht im Wesentlichen der des Kupfers, wobei entsprechend der anderen Bestandteile weitere Korrosionserscheinungen auftreten können.</text:p>
          </table:table-cell>
          <table:table-cell office:value-type="string" table:style-name="ce1">
            <text:p><text:a xlink:href="http://vocab.getty.edu/page/aat%2F300010957">http://vocab.getty.edu/page/aat%2F300010957</text:a></text:p>
          </table:table-cell>
          <table:table-cell table:number-columns-repeated="16377" table:style-name="ce1"/>
        </table:table-row>
        <table:table-row table:style-name="ro1">
          <table:table-cell office:value-type="string" table:style-name="ce1">
            <text:p>DG663G</text:p>
          </table:table-cell>
          <table:table-cell office:value-type="string" table:style-name="ce1">
            <text:p>Bleibronze</text:p>
          </table:table-cell>
          <table:table-cell table:style-name="ce1"/>
          <table:table-cell office:value-type="string" table:style-name="ce1">
            <text:p>lead bronze</text:p>
            <text:p/>
          </table:table-cell>
          <table:table-cell office:value-type="string" table:style-name="ce1">
            <text:p><text:a xlink:href="http://vocab.getty.edu/aat/300010959">http://vocab.getty.edu/aat/300010959</text:a></text:p>
          </table:table-cell>
          <table:table-cell office:value-type="string" table:style-name="ce1">
            <text:p>Kupferlegierung aus ca. 60% Kupfer und dem Hauptlegierungsbestandteil Blei (bis zu 28%).</text:p>
          </table:table-cell>
          <table:table-cell office:value-type="string" table:style-name="ce1">
            <text:p><text:a xlink:href="http://vocab.getty.edu/aat/300010959">http://vocab.getty.edu/aat/300010959</text:a></text:p>
          </table:table-cell>
          <table:table-cell table:number-columns-repeated="16377" table:style-name="ce1"/>
        </table:table-row>
        <table:table-row table:style-name="ro1">
          <table:table-cell office:value-type="string" table:style-name="ce1">
            <text:p>A8B271</text:p>
          </table:table-cell>
          <table:table-cell office:value-type="string" table:style-name="ce1">
            <text:p>Messing</text:p>
          </table:table-cell>
          <table:table-cell table:style-name="ce1"/>
          <table:table-cell office:value-type="string" table:style-name="ce1">
            <text:p><text:a xlink:href="http://vocab.getty.edu/page/aat/300010946">brass (alloy)</text:a></text:p>
          </table:table-cell>
          <table:table-cell office:value-type="string" table:style-name="ce1">
            <text:p><text:a xlink:href="http://vocab.getty.edu/page/aat%2F300010946">http://vocab.getty.edu/page/aat%2F300010946</text:a></text:p>
          </table:table-cell>
          <table:table-cell office:value-type="string" table:style-name="ce1">
            <text:p>Kupferlegierung mit mindestens 50% Kupfer und Zink als zweiten Hauptbestandteil in unterschiedlichen Massenanteilen. Weitere Legierungsbestandteile (z.B. Blei) können zur Einstellung bestimmter Eigenschaften zugegeben sein. Messing kann, je nach Legierungszusammensetzung, eine hellgelbe, goldene bis bräunliche Färbung aufweisen. Aus diesem Grund wird es unter anderem für Goldimitationen verwendet. Messing lässt sich sehr gut gießen, ebenso gut kalt verformen sowie spanlos und spanabhebend bearbeiten, wodurch es entsprechend für die Herstellung von gegossenen Gegenständen als auch getriebenen Gefäßen verwendet wird. Messing zeigt, ebenso wie Bronze, hauptsächlich Korrosionserscheinungen entsprechend des Hauptbestandteiles Kupfer.</text:p>
          </table:table-cell>
          <table:table-cell office:value-type="string" table:style-name="ce1">
            <text:p><text:a xlink:href="http://vocab.getty.edu/page/aat%2F300010946">http://vocab.getty.edu/page/aat%2F300010946</text:a></text:p>
          </table:table-cell>
          <table:table-cell table:number-columns-repeated="16377" table:style-name="ce1"/>
        </table:table-row>
        <table:table-row table:style-name="ro1">
          <table:table-cell office:value-type="string" table:style-name="ce1">
            <text:p>B93G16</text:p>
          </table:table-cell>
          <table:table-cell office:value-type="string" table:style-name="ce1">
            <text:p>Tombak</text:p>
          </table:table-cell>
          <table:table-cell table:style-name="ce1"/>
          <table:table-cell office:value-type="string" table:style-name="ce1">
            <text:p><text:a xlink:href="http://vocab.getty.edu/page/aat/300196199">tombac (alloy)</text:a></text:p>
          </table:table-cell>
          <table:table-cell office:value-type="string" table:style-name="ce1">
            <text:p><text:a xlink:href="http://vocab.getty.edu/page/aat%2F300196199">http://vocab.getty.edu/page/aat%2F300196199</text:a></text:p>
          </table:table-cell>
          <table:table-cell office:value-type="string" table:style-name="ce1">
            <text:p>Kupfer-Zink Legierung, mit hohem Kupferanteil (&gt; 67%) . Ähnlich dem Messing, aber durch den höheren Kupferanteil von deutlich rötlicherer Farbe.</text:p>
          </table:table-cell>
          <table:table-cell office:value-type="string" table:style-name="ce1">
            <text:p><text:a xlink:href="http://vocab.getty.edu/page/aat%2F300196199">http://vocab.getty.edu/page/aat%2F300196199</text:a></text:p>
          </table:table-cell>
          <table:table-cell table:number-columns-repeated="16377" table:style-name="ce1"/>
        </table:table-row>
        <table:table-row table:style-name="ro1">
          <table:table-cell office:value-type="string" table:style-name="ce1">
            <text:p>F387GB</text:p>
          </table:table-cell>
          <table:table-cell office:value-type="string" table:style-name="ce1">
            <text:p>Bleilegierung</text:p>
          </table:table-cell>
          <table:table-cell table:style-name="ce1"/>
          <table:table-cell office:value-type="string" table:style-name="ce1">
            <text:p><text:a xlink:href="http://vocab.getty.edu/page/aat/300010932">lead alloys</text:a></text:p>
          </table:table-cell>
          <table:table-cell office:value-type="string" table:style-name="ce1">
            <text:p><text:a xlink:href="http://vocab.getty.edu/page/aat%2F300010932">http://vocab.getty.edu/page/aat%2F300010932</text:a></text:p>
          </table:table-cell>
          <table:table-cell office:value-type="string" table:style-name="ce1">
            <text:p>Legierung mit Blei als Hauptbestandteil.</text:p>
          </table:table-cell>
          <table:table-cell office:value-type="string" table:style-name="ce1">
            <text:p><text:a xlink:href="http://vocab.getty.edu/page/aat%2F300010932">http://vocab.getty.edu/page/aat%2F300010932</text:a></text:p>
          </table:table-cell>
          <table:table-cell table:number-columns-repeated="16377" table:style-name="ce1"/>
        </table:table-row>
        <table:table-row table:style-name="ro1">
          <table:table-cell office:value-type="string" table:style-name="ce1">
            <text:p>G6A358</text:p>
          </table:table-cell>
          <table:table-cell office:value-type="string" table:style-name="ce1">
            <text:p>Zinnlegierung</text:p>
          </table:table-cell>
          <table:table-cell table:style-name="ce1"/>
          <table:table-cell office:value-type="string" table:style-name="ce1">
            <text:p><text:a xlink:href="http://vocab.getty.edu/page/aat/300010978">tin alloy</text:a></text:p>
          </table:table-cell>
          <table:table-cell office:value-type="string" table:style-name="ce1">
            <text:p><text:a xlink:href="http://vocab.getty.edu/page/aat%2F300010978">http://vocab.getty.edu/page/aat%2F300010978</text:a></text:p>
          </table:table-cell>
          <table:table-cell office:value-type="string" table:style-name="ce1">
            <text:p>Legierung mit Zinn als Hauptbestandteil.</text:p>
          </table:table-cell>
          <table:table-cell office:value-type="string" table:style-name="ce1">
            <text:p><text:a xlink:href="http://vocab.getty.edu/page/aat%2F300010978">http://vocab.getty.edu/page/aat%2F300010978</text:a></text:p>
          </table:table-cell>
          <table:table-cell table:number-columns-repeated="16377" table:style-name="ce1"/>
        </table:table-row>
        <table:table-row table:style-name="ro1">
          <table:table-cell office:value-type="string" table:style-name="ce1">
            <text:p>F15DFD</text:p>
          </table:table-cell>
          <table:table-cell office:value-type="string" table:style-name="ce1">
            <text:p>Zinklegierung</text:p>
          </table:table-cell>
          <table:table-cell table:style-name="ce1"/>
          <table:table-cell office:value-type="string" table:style-name="ce1">
            <text:p><text:a xlink:href="http://vocab.getty.edu/page/aat/300011000">zinc alloy</text:a></text:p>
          </table:table-cell>
          <table:table-cell office:value-type="string" table:style-name="ce1">
            <text:p><text:a xlink:href="http://vocab.getty.edu/page/aat%2F300011000">http://vocab.getty.edu/page/aat%2F300011000</text:a></text:p>
          </table:table-cell>
          <table:table-cell office:value-type="string" table:style-name="ce1">
            <text:p>Legierung mit Zink als Hauptbestandteil.</text:p>
          </table:table-cell>
          <table:table-cell office:value-type="string" table:style-name="ce1">
            <text:p><text:a xlink:href="http://vocab.getty.edu/page/aat%2F300011000">http://vocab.getty.edu/page/aat%2F300011000</text:a></text:p>
          </table:table-cell>
          <table:table-cell table:number-columns-repeated="16377" table:style-name="ce1"/>
        </table:table-row>
        <table:table-row table:style-name="ro1">
          <table:table-cell office:value-type="string" table:style-name="ce1">
            <text:p>CD3341</text:p>
          </table:table-cell>
          <table:table-cell office:value-type="string" table:style-name="ce1">
            <text:p>organisches Material</text:p>
          </table:table-cell>
          <table:table-cell office:value-type="string" table:style-name="ce1">
            <text:p>Organik</text:p>
          </table:table-cell>
          <table:table-cell office:value-type="string" table:style-name="ce1">
            <text:p><text:a xlink:href="http://vocab.getty.edu/page/aat/300191632">organic</text:a></text:p>
          </table:table-cell>
          <table:table-cell office:value-type="string" table:style-name="ce1">
            <text:p><text:a xlink:href="http://vocab.getty.edu/page/aat%2F300191632">http://vocab.getty.edu/page/aat%2F300191632</text:a></text:p>
          </table:table-cell>
          <table:table-cell office:value-type="string" table:style-name="ce1">
            <text:p>Allgemeiner Sammelbegriff für natürlich von Organismen gebildete Stoffe meist tierisch- oder pflanzlichen Ursprungs.</text:p>
          </table:table-cell>
          <table:table-cell office:value-type="string" table:style-name="ce1">
            <text:p><text:a xlink:href="http://vocab.getty.edu/page/aat%2F300191632">http://vocab.getty.edu/page/aat%2F300191632</text:a></text:p>
          </table:table-cell>
          <table:table-cell table:number-columns-repeated="16377" table:style-name="ce1"/>
        </table:table-row>
        <table:table-row table:style-name="ro1">
          <table:table-cell office:value-type="string" table:style-name="ce1">
            <text:p>F2A45F</text:p>
          </table:table-cell>
          <table:table-cell office:value-type="string" table:style-name="ce1">
            <text:p>Materialien tierischen Ursprungs</text:p>
          </table:table-cell>
          <table:table-cell table:style-name="ce1"/>
          <table:table-cell office:value-type="string" table:style-name="ce1">
            <text:p>materials of animal origin</text:p>
          </table:table-cell>
          <table:table-cell office:value-type="string" table:style-name="ce1">
            <text:p><text:a xlink:href="http://vocab.getty.edu/aat/300206572">http://vocab.getty.edu/aat/300206572</text:a></text:p>
          </table:table-cell>
          <table:table-cell office:value-type="string" table:style-name="ce1">
            <text:p>Überbegriff für organische Materialien die aus verschiedenen Teilen eines Tieres hergestellt werden.</text:p>
          </table:table-cell>
          <table:table-cell table:style-name="ce1"/>
          <table:table-cell office:value-type="string" table:style-name="ce1">
            <text:p><text:a xlink:href="http://vocab.getty.edu/aat/300206572">http://vocab.getty.edu/aat/300206572</text:a></text:p>
          </table:table-cell>
          <table:table-cell table:number-columns-repeated="16376"/>
        </table:table-row>
        <table:table-row table:style-name="ro1">
          <table:table-cell office:value-type="string" table:style-name="ce1">
            <text:p>AB4988</text:p>
          </table:table-cell>
          <table:table-cell office:value-type="string" table:style-name="ce1">
            <text:p>Fasern tierischen Ursprungs</text:p>
          </table:table-cell>
          <table:table-cell office:value-type="string" table:style-name="ce1">
            <text:p>Tierfaser| tierische Faser</text:p>
          </table:table-cell>
          <table:table-cell office:value-type="string" table:style-name="ce1">
            <text:p>animal fiber</text:p>
          </table:table-cell>
          <table:table-cell office:value-type="string" table:style-name="ce1">
            <text:p><text:a xlink:href="http://vocab.getty.edu/aat/300386673">http://vocab.getty.edu/aat/300386673</text:a></text:p>
          </table:table-cell>
          <table:table-cell office:value-type="string" table:style-name="ce1">
            <text:p>Natürliche Fasern, die aus den Haarfollikeln oder den Sekreten von Tieren gewonnen werden und basierend auf ihren jeweiligen Eigenschaften im kulturellen Kontext für verschiedene Anwendungen wie z.B. Kleidung, Fäden oder Dekor verarbeitet wurden.</text:p>
          </table:table-cell>
          <table:table-cell office:value-type="string" table:style-name="ce1">
            <text:p><text:a xlink:href="http://vocab.getty.edu/aat/300386673">http://vocab.getty.edu/aat/300386673</text:a></text:p>
          </table:table-cell>
          <table:table-cell table:number-columns-repeated="16377" table:style-name="ce1"/>
        </table:table-row>
        <table:table-row table:style-name="ro1">
          <table:table-cell office:value-type="string" table:style-name="ce1">
            <text:p>G899F5</text:p>
          </table:table-cell>
          <table:table-cell office:value-type="string" table:style-name="ce1">
            <text:p>Haar</text:p>
          </table:table-cell>
          <table:table-cell table:style-name="ce1"/>
          <table:table-cell office:value-type="string" table:style-name="ce1">
            <text:p><text:a xlink:href="http://vocab.getty.edu/page/aat/300400468">hair (animal components)</text:a></text:p>
          </table:table-cell>
          <table:table-cell office:value-type="string" table:style-name="ce1">
            <text:p><text:a xlink:href="http://vocab.getty.edu/page/aat%2F300400468">http://vocab.getty.edu/page/aat%2F300400468</text:a></text:p>
          </table:table-cell>
          <table:table-cell office:value-type="string" table:style-name="ce1">
            <text:p>Natürliche, faserartige Gebilde aus Keratin, die aus der Haut von Säugetieren wachsen.</text:p>
          </table:table-cell>
          <table:table-cell office:value-type="string" table:style-name="ce1">
            <text:p><text:a xlink:href="http://vocab.getty.edu/page/aat%2F300400468">http://vocab.getty.edu/page/aat%2F300400468</text:a></text:p>
          </table:table-cell>
          <table:table-cell table:number-columns-repeated="16377" table:style-name="ce1"/>
        </table:table-row>
        <table:table-row table:style-name="ro1">
          <table:table-cell office:value-type="string" table:style-name="ce1">
            <text:p>AA992C</text:p>
          </table:table-cell>
          <table:table-cell office:value-type="string" table:style-name="ce1">
            <text:p>Menschenhaar</text:p>
          </table:table-cell>
          <table:table-cell office:value-type="string" table:style-name="ce1">
            <text:p>menschliches Haar</text:p>
          </table:table-cell>
          <table:table-cell office:value-type="string" table:style-name="ce1">
            <text:p><text:a xlink:href="http://vocab.getty.edu/page/aat/300011820">human hair</text:a></text:p>
          </table:table-cell>
          <table:table-cell office:value-type="string" table:style-name="ce1">
            <text:p><text:a xlink:href="http://vocab.getty.edu/page/aat%2F300011820">http://vocab.getty.edu/page/aat%2F300011820</text:a></text:p>
          </table:table-cell>
          <table:table-cell office:value-type="string" table:style-name="ce1">
            <text:p>natürliches Material aus den Haaren des menschlichen Kopfes.</text:p>
          </table:table-cell>
          <table:table-cell office:value-type="string" table:style-name="ce1">
            <text:p><text:a xlink:href="http://vocab.getty.edu/page/aat%2F300011820">http://vocab.getty.edu/page/aat%2F300011820</text:a></text:p>
          </table:table-cell>
          <table:table-cell table:number-columns-repeated="16377" table:style-name="ce1"/>
        </table:table-row>
        <table:table-row table:style-name="ro1">
          <table:table-cell office:value-type="string" table:style-name="ce1">
            <text:p>DF96G1</text:p>
          </table:table-cell>
          <table:table-cell office:value-type="string" table:style-name="ce1">
            <text:p>Wolle</text:p>
          </table:table-cell>
          <table:table-cell table:style-name="ce1"/>
          <table:table-cell office:value-type="string" table:style-name="ce1">
            <text:p><text:a xlink:href="http://vocab.getty.edu/page/aat/300243430">wool (textile)</text:a></text:p>
          </table:table-cell>
          <table:table-cell office:value-type="string" table:style-name="ce1">
            <text:p><text:a xlink:href="http://vocab.getty.edu/page/aat%2F300243430">http://vocab.getty.edu/page/aat%2F300243430</text:a></text:p>
          </table:table-cell>
          <table:table-cell office:value-type="string" table:style-name="ce1">
            <text:p>tierische Faser (Stapelfaser) aus dem charakteristischen Haarkleid des Schafes. Die Bezeichnung Wolle wird im allgemeinem Sprachgebrauch auch für die Haare anderer Tierarten verwendet, allerdings sollte zur Differenzierung deren Namen hinzugefügt werden.</text:p>
          </table:table-cell>
          <table:table-cell office:value-type="string" table:style-name="ce1">
            <text:p><text:a xlink:href="http://vocab.getty.edu/page/aat%2F300243430">http://vocab.getty.edu/page/aat%2F300243430</text:a></text:p>
          </table:table-cell>
          <table:table-cell table:number-columns-repeated="16377" table:style-name="ce1"/>
        </table:table-row>
        <table:table-row table:style-name="ro1">
          <table:table-cell office:value-type="string" table:style-name="ce1">
            <text:p>D51GAA</text:p>
          </table:table-cell>
          <table:table-cell office:value-type="string" table:style-name="ce1">
            <text:p>Ziegenhaar</text:p>
          </table:table-cell>
          <table:table-cell table:style-name="ce1"/>
          <table:table-cell office:value-type="string" table:style-name="ce1">
            <text:p>goat hair</text:p>
          </table:table-cell>
          <table:table-cell office:value-type="string" table:style-name="ce1">
            <text:p><text:a xlink:href="http://vocab.getty.edu/aat/300011818">http://vocab.getty.edu/aat/300011818</text:a></text:p>
          </table:table-cell>
          <table:table-cell office:value-type="string" table:style-name="ce1">
            <text:p>tierische Fasern aus den Haaren der Hausziege</text:p>
          </table:table-cell>
          <table:table-cell office:value-type="string" table:style-name="ce1">
            <text:p><text:a xlink:href="http://vocab.getty.edu/aat/300011818">http://vocab.getty.edu/aat/300011818</text:a></text:p>
          </table:table-cell>
          <table:table-cell table:number-columns-repeated="16377"/>
        </table:table-row>
        <table:table-row table:style-name="ro1">
          <table:table-cell office:value-type="string" table:style-name="ce1">
            <text:p>G43GG2</text:p>
          </table:table-cell>
          <table:table-cell office:value-type="string" table:style-name="ce1">
            <text:p>Pferdehaar</text:p>
          </table:table-cell>
          <table:table-cell office:value-type="string" table:style-name="ce1">
            <text:p>Rosshaar</text:p>
          </table:table-cell>
          <table:table-cell office:value-type="string" table:style-name="ce1">
            <text:p>horsehair</text:p>
          </table:table-cell>
          <table:table-cell office:value-type="string" table:style-name="ce1">
            <text:p><text:a xlink:href="http://vocab.getty.edu/aat/300011819">http://vocab.getty.edu/aat/300011819</text:a></text:p>
          </table:table-cell>
          <table:table-cell office:value-type="string" table:style-name="ce1">
            <text:p>tierische Fasern aus dem Fell, der Mähne oder dem Schweif des Pferdes</text:p>
          </table:table-cell>
          <table:table-cell office:value-type="string" table:style-name="ce1">
            <text:p><text:a xlink:href="http://vocab.getty.edu/aat/300011819">http://vocab.getty.edu/aat/300011819</text:a></text:p>
          </table:table-cell>
          <table:table-cell table:number-columns-repeated="16377"/>
        </table:table-row>
        <table:table-row table:style-name="ro1">
          <table:table-cell office:value-type="string" table:style-name="ce1">
            <text:p>D73F9B</text:p>
          </table:table-cell>
          <table:table-cell office:value-type="string" table:style-name="ce1">
            <text:p>Leder</text:p>
          </table:table-cell>
          <table:table-cell table:style-name="ce1"/>
          <table:table-cell office:value-type="string" table:style-name="ce1">
            <text:p><text:a xlink:href="http://vocab.getty.edu/page/aat/300011845">leather</text:a></text:p>
          </table:table-cell>
          <table:table-cell office:value-type="string" table:style-name="ce1">
            <text:p><text:a xlink:href="http://vocab.getty.edu/page/aat%2F300011845">http://vocab.getty.edu/page/aat%2F300011845</text:a></text:p>
          </table:table-cell>
          <table:table-cell office:value-type="string" table:style-name="ce1">
            <text:p>Durch chemische Bearbeitung (Gerbung) haltbar gemachte Tierhaut. In der Antike und im Mittelalter wurde Leder vor allem für Schuhe, Kleidung und Behältnisse verwendet.</text:p>
          </table:table-cell>
          <table:table-cell office:value-type="string" table:style-name="ce1">
            <text:p><text:a xlink:href="http://vocab.getty.edu/page/aat%2F300011845">http://vocab.getty.edu/page/aat%2F300011845</text:a></text:p>
          </table:table-cell>
          <table:table-cell table:number-columns-repeated="16377"/>
        </table:table-row>
        <table:table-row table:style-name="ro1">
          <table:table-cell office:value-type="string" table:style-name="ce1">
            <text:p>A5G856</text:p>
          </table:table-cell>
          <table:table-cell office:value-type="string" table:style-name="ce1">
            <text:p>Baumwolle</text:p>
          </table:table-cell>
          <table:table-cell office:value-type="string" table:style-name="ce1">
            <text:p>Baumwollfaser</text:p>
          </table:table-cell>
          <table:table-cell office:value-type="string" table:style-name="ce1">
            <text:p><text:a xlink:href="http://vocab.getty.edu/page/aat/300183670">cotton (fiber)</text:a></text:p>
          </table:table-cell>
          <table:table-cell office:value-type="string" table:style-name="ce1">
            <text:p><text:a xlink:href="http://vocab.getty.edu/page/aat%2F300183670">http://vocab.getty.edu/page/aat%2F300183670</text:a></text:p>
          </table:table-cell>
          <table:table-cell office:value-type="string" table:style-name="ce1">
            <text:p>natürliche, einzellige Fasern aus den Samen der Baumwollpflanze (Gossypium)</text:p>
          </table:table-cell>
          <table:table-cell office:value-type="string" table:style-name="ce1">
            <text:p><text:a xlink:href="http://vocab.getty.edu/page/aat%2F300183670">http://vocab.getty.edu/page/aat%2F300183670</text:a></text:p>
          </table:table-cell>
          <table:table-cell table:number-columns-repeated="16377"/>
        </table:table-row>
        <table:table-row table:style-name="ro1">
          <table:table-cell office:value-type="string" table:style-name="ce1">
            <text:p>G356D5</text:p>
          </table:table-cell>
          <table:table-cell office:value-type="string" table:style-name="ce1">
            <text:p>Eibenholz</text:p>
          </table:table-cell>
          <table:table-cell office:value-type="string" table:style-name="ce1">
            <text:p>Taxus baccata</text:p>
          </table:table-cell>
          <table:table-cell office:value-type="string" table:style-name="ce1">
            <text:p><text:a xlink:href="http://vocab.getty.edu/page/aat/300012774">yew (wood)</text:a></text:p>
          </table:table-cell>
          <table:table-cell office:value-type="string" table:style-name="ce1">
            <text:p><text:a xlink:href="http://vocab.getty.edu/page/aat%2F300012774">http://vocab.getty.edu/page/aat%2F300012774</text:a></text:p>
          </table:table-cell>
          <table:table-cell office:value-type="string" table:style-name="ce1">
            <text:p>Holz der Eibe. Eibenholz zeigte eine gelb bis gold-braune Färbung, oft mit rötlich- violettem Schimmer und eine feine, gleichmäßige Maserung. Charakteristisch sind seine hohe Elastizität, Härte sowie Dichte, wobei es noch gut drechsel- und schnitzbare ist.</text:p>
          </table:table-cell>
          <table:table-cell office:value-type="string" table:style-name="ce1">
            <text:p><text:a xlink:href="http://vocab.getty.edu/page/aat%2F300012774">http://vocab.getty.edu/page/aat%2F300012774</text:a></text:p>
          </table:table-cell>
          <table:table-cell table:number-columns-repeated="16377"/>
        </table:table-row>
        <table:table-row table:style-name="ro1">
          <table:table-cell office:value-type="string" table:style-name="ce1">
            <text:p>FG3BCD</text:p>
          </table:table-cell>
          <table:table-cell office:value-type="string" table:style-name="ce1">
            <text:p>Eichenholz</text:p>
          </table:table-cell>
          <table:table-cell office:value-type="string" table:style-name="ce1">
            <text:p>Quercus species</text:p>
          </table:table-cell>
          <table:table-cell office:value-type="string" table:style-name="ce1">
            <text:p><text:a xlink:href="http://vocab.getty.edu/page/aat/300012264">oak (wood)</text:a></text:p>
          </table:table-cell>
          <table:table-cell office:value-type="string" table:style-name="ce1">
            <text:p><text:a xlink:href="http://vocab.getty.edu/page/aat%2F300012264">http://vocab.getty.edu/page/aat%2F300012264</text:a></text:p>
          </table:table-cell>
          <table:table-cell office:value-type="string" table:style-name="ce1">
            <text:p>Holz aus Eichenbäumen. Das Holz der verschiedenen Eichenbäumen ist im allgemeinen als starkes und strapazierfähiges Holz zu beschreiben, welches eine üblicherweise hellbraune bis gelblich-braun/rötliche Färbung aufweist. Die Maserung verläuft häufig in markanten, wellenförmigen/gespiegelten Formen. Die mechanische Bearbeitbarkeit hängt im Detail von der jeweiligen Eichenart ab, ist insgesamt jedoch als gut zu beschreiben.</text:p>
          </table:table-cell>
          <table:table-cell office:value-type="string" table:style-name="ce1">
            <text:p><text:a xlink:href="http://vocab.getty.edu/page/aat%2F300012264">http://vocab.getty.edu/page/aat%2F300012264</text:a></text:p>
          </table:table-cell>
          <table:table-cell table:number-columns-repeated="16377"/>
        </table:table-row>
        <table:table-row table:style-name="ro1">
          <table:table-cell office:value-type="string" table:style-name="ce1">
            <text:p>CAD229</text:p>
          </table:table-cell>
          <table:table-cell office:value-type="string" table:style-name="ce1">
            <text:p>Ahornholz</text:p>
          </table:table-cell>
          <table:table-cell office:value-type="string" table:style-name="ce1">
            <text:p>Acer campestre</text:p>
          </table:table-cell>
          <table:table-cell office:value-type="string" table:style-name="ce1">
            <text:p><text:a xlink:href="http://vocab.getty.edu/page/aat/300012236">maple (wood)</text:a></text:p>
          </table:table-cell>
          <table:table-cell office:value-type="string" table:style-name="ce1">
            <text:p><text:a xlink:href="http://vocab.getty.edu/page/aat%2F300012236">http://vocab.getty.edu/page/aat%2F300012236</text:a></text:p>
          </table:table-cell>
          <table:table-cell office:value-type="string" table:style-name="ce1">
            <text:p>Holz des Ahornbaumes. Ahornholz ist ein schweres, hartes Holz, das eine helle, weiß bis gelbliche, im frisch geschlagenen Zustand auch rötliche Färbung sowie eine feine, gleichmäßige Maserung aufweist. Es zeigt eine glatte und feinporige Textur, hohe Elastizität und Biegefestigkeit sowie gute Bearbeitbarkeit mit verschiedenen Werkzeugen.</text:p>
          </table:table-cell>
          <table:table-cell office:value-type="string" table:style-name="ce1">
            <text:p><text:a xlink:href="http://vocab.getty.edu/page/aat%2F300012236">http://vocab.getty.edu/page/aat%2F300012236</text:a></text:p>
          </table:table-cell>
          <table:table-cell table:number-columns-repeated="16377"/>
        </table:table-row>
        <table:table-row table:style-name="ro1">
          <table:table-cell office:value-type="string" table:style-name="ce1">
            <text:p>BGG879</text:p>
          </table:table-cell>
          <table:table-cell office:value-type="string" table:style-name="ce1">
            <text:p>Birkenholz</text:p>
          </table:table-cell>
          <table:table-cell office:value-type="string" table:style-name="ce1">
            <text:p>Betula species</text:p>
          </table:table-cell>
          <table:table-cell office:value-type="string" table:style-name="ce1">
            <text:p><text:a xlink:href="http://vocab.getty.edu/page/aat/300011973">birch (wood)</text:a></text:p>
          </table:table-cell>
          <table:table-cell office:value-type="string" table:style-name="ce1">
            <text:p><text:a xlink:href="http://vocab.getty.edu/page/aat%2F300011973">http://vocab.getty.edu/page/aat%2F300011973</text:a></text:p>
          </table:table-cell>
          <table:table-cell office:value-type="string" table:style-name="ce1">
            <text:p>Holz aus der Birke. Birkenholz ist ein gelblichweißes, rötlichweißes bis hellbräunliches, mittelschweres Holz mit einer feinen Maserung. Es zeigt eine gute Elatizität und Zähigkeit und lässt sich gut manuell und maschinell mit verschiedenen Werkzeugen bearbeiten.</text:p>
          </table:table-cell>
          <table:table-cell office:value-type="string" table:style-name="ce1">
            <text:p><text:a xlink:href="http://vocab.getty.edu/page/aat%2F300011973">http://vocab.getty.edu/page/aat%2F300011973</text:a></text:p>
          </table:table-cell>
          <table:table-cell table:number-columns-repeated="16377"/>
        </table:table-row>
        <table:table-row table:style-name="ro1">
          <table:table-cell office:value-type="string" table:style-name="ce1">
            <text:p>F1BD88</text:p>
          </table:table-cell>
          <table:table-cell office:value-type="string" table:style-name="ce1">
            <text:p>Erlenholz</text:p>
          </table:table-cell>
          <table:table-cell office:value-type="string" table:style-name="ce1">
            <text:p>Alnus glutinosa</text:p>
          </table:table-cell>
          <table:table-cell office:value-type="string" table:style-name="ce1">
            <text:p><text:a xlink:href="http://vocab.getty.edu/page/aat/300011918">alder (wood)</text:a></text:p>
          </table:table-cell>
          <table:table-cell office:value-type="string" table:style-name="ce1">
            <text:p><text:a xlink:href="http://vocab.getty.edu/page/aat%2F300011918">http://vocab.getty.edu/page/aat%2F300011918</text:a></text:p>
          </table:table-cell>
          <table:table-cell office:value-type="string" table:style-name="ce1">
            <text:p>Holz der Erlen. Das leichte bis mittelschwere Holz zeigt direkt nach dem Fällen eine rötlich- orange Färbung, die durch die Oxidation mit Luftsauerstoff allmählich rötlichweiß bis rötlichbraun nachdunkelt. Die Maserung ist fein und schlicht und das Holz von geringer Härte, wodurch es mit allen Werkzeugen gut bearbeitbar ist.</text:p>
          </table:table-cell>
          <table:table-cell office:value-type="string" table:style-name="ce1">
            <text:p><text:a xlink:href="http://vocab.getty.edu/page/aat%2F300011918">http://vocab.getty.edu/page/aat%2F300011918</text:a></text:p>
          </table:table-cell>
          <table:table-cell table:number-columns-repeated="16377"/>
        </table:table-row>
        <table:table-row table:style-name="ro1">
          <table:table-cell office:value-type="string" table:style-name="ce1">
            <text:p>A11ACA</text:p>
          </table:table-cell>
          <table:table-cell office:value-type="string" table:style-name="ce1">
            <text:p>Keramik</text:p>
          </table:table-cell>
          <table:table-cell table:style-name="ce1"/>
          <table:table-cell office:value-type="string" table:style-name="ce1">
            <text:p><text:a xlink:href="http://vocab.getty.edu/page/aat/300235507">ceramic (material)</text:a></text:p>
          </table:table-cell>
          <table:table-cell office:value-type="string" table:style-name="ce1">
            <text:p><text:a xlink:href="http://vocab.getty.edu/page/aat%2F300235507">http://vocab.getty.edu/page/aat%2F300235507</text:a></text:p>
          </table:table-cell>
          <table:table-cell office:value-type="string" table:style-name="ce1">
            <text:p>anorganischer, nicht-metallischer, durch das Brennen von Ton hergestelltes Material. Ton stellt einen weit verbreiteten Werkstoff da, der im feuchten Zustand gut plastisch formbar ist und sich beim Brennen zur mehr oder weniger festen Keramik umwandelt. Ton besteht aus verschiedenen Tonmineralen (z.B. Kaolinit, Montmorillonit und Illit), Zuschlagstoffen - sog. Magerungsmitteln - wie Sand, Kalk, Ziegelmehl, Stroh, Häcksel, Tierhaare, Knochenasche oder Muscheln und Wasser. Objekte aus Keramik wurden bereits vor tausenden von Jahren von vielen Kulturen für verschiedenste Verwendungszwecke angefertigt.</text:p>
          </table:table-cell>
          <table:table-cell office:value-type="string" table:style-name="ce1">
            <text:p><text:a xlink:href="http://vocab.getty.edu/page/aat%2F300235507">http://vocab.getty.edu/page/aat%2F300235507</text:a></text:p>
          </table:table-cell>
          <table:table-cell table:number-columns-repeated="16377"/>
        </table:table-row>
        <table:table-row table:style-name="ro1">
          <table:table-cell office:value-type="string" table:style-name="ce1">
            <text:p>DA2D73</text:p>
          </table:table-cell>
          <table:table-cell office:value-type="string" table:style-name="ce1">
            <text:p>Glas</text:p>
          </table:table-cell>
          <table:table-cell table:style-name="ce1"/>
          <table:table-cell office:value-type="string" table:style-name="ce1">
            <text:p><text:a xlink:href="http://vocab.getty.edu/page/aat/300010797">glass (material)</text:a></text:p>
          </table:table-cell>
          <table:table-cell office:value-type="string" table:style-name="ce1">
            <text:p><text:a xlink:href="http://vocab.getty.edu/page/aat%2F300010797">http://vocab.getty.edu/page/aat%2F300010797</text:a></text:p>
          </table:table-cell>
          <table:table-cell office:value-type="string" table:style-name="ce1">
            <text:p>anorganischer, amorpher Feststoff, der durch schnelles Abkühlen einer Schmelze ohne Kristallisation erzeugt wird. Gläser bestehen in der Regel aus Glasbildner (Quarzsand (SIO2)), Flussmittel (z.B. Soda (NA2O) oder Pottasche (K2O)) und Stabilisatoren (z.B. Calciumoxid (CaO) oder Calciumcarbonat (CaCO3)).</text:p>
          </table:table-cell>
          <table:table-cell office:value-type="string" table:style-name="ce1">
            <text:p><text:a xlink:href="http://vocab.getty.edu/page/aat%2F300010797">http://vocab.getty.edu/page/aat%2F300010797</text:a></text:p>
          </table:table-cell>
          <table:table-cell table:number-columns-repeated="16377"/>
        </table:table-row>
        <table:table-row table:style-name="ro1">
          <table:table-cell office:value-type="string" table:style-name="ce1">
            <text:p>D866AD</text:p>
          </table:table-cell>
          <table:table-cell office:value-type="string" table:style-name="ce1">
            <text:p>Gestein</text:p>
          </table:table-cell>
          <table:table-cell office:value-type="string" table:style-name="ce1">
            <text:p>Stein</text:p>
          </table:table-cell>
          <table:table-cell office:value-type="string" table:style-name="ce1">
            <text:p><text:a xlink:href="http://vocab.getty.edu/page/aat/300011176">stone (worked rock)</text:a></text:p>
          </table:table-cell>
          <table:table-cell office:value-type="string" table:style-name="ce1">
            <text:p><text:a xlink:href="http://vocab.getty.edu/page/aat%2F300011176">http://vocab.getty.edu/page/aat%2F300011176</text:a></text:p>
          </table:table-cell>
          <table:table-cell office:value-type="string" table:style-name="ce1">
            <text:p>mehr oder weniger verfestigter Werkstoff aus mikroskopisch heterogenen Gemengen von Mineralen, Gesteinsbruchstücken, organischen und/oder anorganischen Ausscheidungen und Wasser (Kristallwasser). Hauptgemengeteile bilden Minerale wie Silikate (Feldspat, Quarz, Glimmer, etc.) und Karbonate (Calcit, Dolomit, etc.). Stein findet im Bereich historischer Kulturgüter in der Verwendung als Statuen, Schmuck, Gefäßen, und Bauteilen. Je nach Zusammensetzung sind Gesteine mehr oder weniger anfällig für umgebungsbedingten Zerfall, so können z.B. Schadstoffe aus der Luft ebenso wie Salze und andere Bodenbestandteile Zerfallsprozesse an der Oberfläche von Steinobjekten hervorrufen.</text:p>
          </table:table-cell>
          <table:table-cell office:value-type="string" table:style-name="ce1">
            <text:p><text:a xlink:href="http://vocab.getty.edu/page/aat%2F300011176">http://vocab.getty.edu/page/aat%2F300011176</text:a></text:p>
          </table:table-cell>
          <table:table-cell table:number-columns-repeated="16377"/>
        </table:table-row>
        <table:table-row table:style-name="ro1">
          <table:table-cell office:value-type="string" table:style-name="ce1">
            <text:p>CAB799</text:p>
          </table:table-cell>
          <table:table-cell office:value-type="string" table:style-name="ce1">
            <text:p>Vollständigkeit</text:p>
          </table:table-cell>
          <table:table-cell office:value-type="string" table:style-name="ce1">
            <text:p>Integrität</text:p>
          </table:table-cell>
          <table:table-cell office:value-type="string" table:style-name="ce1">
            <text:p>integrity|completeness</text:p>
          </table:table-cell>
          <table:table-cell office:value-type="string" table:style-name="ce1">
            <text:p><text:a xlink:href="http://vocab.getty.edu/aat/300419305">http://vocab.getty.edu/aat/300419305</text:a></text:p>
          </table:table-cell>
          <table:table-cell office:value-type="string" table:style-name="ce1">
            <text:p>Ausmaß an materieller Ganzheitlichkeit eines Objektes.</text:p>
          </table:table-cell>
          <table:table-cell office:value-type="string" table:style-name="ce1">
            <text:p><text:a xlink:href="http://vocab.getty.edu/aat/300419305">http://vocab.getty.edu/aat/300419305</text:a></text:p>
          </table:table-cell>
          <table:table-cell table:number-columns-repeated="16377"/>
        </table:table-row>
        <table:table-row table:style-name="ro1">
          <table:table-cell office:value-type="string" table:style-name="ce1">
            <text:p>AG4397</text:p>
          </table:table-cell>
          <table:table-cell office:value-type="string" table:style-name="ce1">
            <text:p>Feuchtigkeitsgehalt</text:p>
          </table:table-cell>
          <table:table-cell office:value-type="string" table:style-name="ce1">
            <text:p>Wassergehalt</text:p>
          </table:table-cell>
          <table:table-cell office:value-type="string" table:style-name="ce1">
            <text:p><text:a xlink:href="http://vocab.getty.edu/page/aat/300379432">moisture content</text:a></text:p>
          </table:table-cell>
          <table:table-cell office:value-type="string" table:style-name="ce1">
            <text:p><text:a xlink:href="http://vocab.getty.edu/page/aat%2F300379432">http://vocab.getty.edu/page/aat%2F300379432</text:a></text:p>
          </table:table-cell>
          <table:table-cell office:value-type="string" table:style-name="ce1">
            <text:p>Enthaltener Feuchtigkeitsanteil im Porenraum eines Materials/Objektes</text:p>
          </table:table-cell>
          <table:table-cell office:value-type="string" table:style-name="ce1">
            <text:p><text:a xlink:href="http://vocab.getty.edu/page/aat%2F300379432">http://vocab.getty.edu/page/aat%2F300379432</text:a></text:p>
          </table:table-cell>
          <table:table-cell table:number-columns-repeated="16377"/>
        </table:table-row>
        <table:table-row table:style-name="ro1">
          <table:table-cell office:value-type="string" table:style-name="ce1">
            <text:p>G41GC6</text:p>
          </table:table-cell>
          <table:table-cell office:value-type="string" table:style-name="ce1">
            <text:p>Trocken &lt;Objektzustand&gt;</text:p>
          </table:table-cell>
          <table:table-cell table:style-name="ce1"/>
          <table:table-cell office:value-type="string" table:style-name="ce1">
            <text:p><text:a xlink:href="http://vocab.getty.edu/page/aat/300195439">dryness</text:a></text:p>
          </table:table-cell>
          <table:table-cell office:value-type="string" table:style-name="ce1">
            <text:p><text:a xlink:href="http://vocab.getty.edu/page/aat%2F300195439">http://vocab.getty.edu/page/aat%2F300195439</text:a></text:p>
          </table:table-cell>
          <table:table-cell office:value-type="string" table:style-name="ce1">
            <text:p>Das Materialgefüge/der Porenraum des Objektes oder dessen Oberfläche weisen keinen Wassergehalt auf.</text:p>
          </table:table-cell>
          <table:table-cell office:value-type="string" table:style-name="ce1">
            <text:p><text:a xlink:href="http://vocab.getty.edu/page/aat%2F300195439">http://vocab.getty.edu/page/aat%2F300195439</text:a></text:p>
          </table:table-cell>
          <table:table-cell table:number-columns-repeated="16377"/>
        </table:table-row>
        <table:table-row table:style-name="ro1">
          <table:table-cell office:value-type="string" table:style-name="ce1">
            <text:p>A255FD</text:p>
          </table:table-cell>
          <table:table-cell office:value-type="string" table:style-name="ce1">
            <text:p>Nass &lt;Objektzustand&gt;</text:p>
          </table:table-cell>
          <table:table-cell office:value-type="string" table:style-name="ce1">
            <text:p>Wassergesättigt</text:p>
          </table:table-cell>
          <table:table-cell office:value-type="string" table:style-name="ce1">
            <text:p><text:a xlink:href="http://vocab.getty.edu/page/aat/300228711">wetness</text:a></text:p>
          </table:table-cell>
          <table:table-cell office:value-type="string" table:style-name="ce1">
            <text:p><text:a xlink:href="http://vocab.getty.edu/page/aat%2F300228711">http://vocab.getty.edu/page/aat%2F300228711</text:a></text:p>
          </table:table-cell>
          <table:table-cell office:value-type="string" table:style-name="ce1">
            <text:p>Das Materialgefüge/der Porenraum des Objektes ist vollständig mit Wasser gesättigt.</text:p>
          </table:table-cell>
          <table:table-cell office:value-type="string" table:style-name="ce1">
            <text:p><text:a xlink:href="http://vocab.getty.edu/page/aat%2F300228711">http://vocab.getty.edu/page/aat%2F300228711</text:a></text:p>
          </table:table-cell>
          <table:table-cell table:number-columns-repeated="16377"/>
        </table:table-row>
        <table:table-row table:style-name="ro1">
          <table:table-cell office:value-type="string" table:style-name="ce1">
            <text:p>BFGD3B</text:p>
          </table:table-cell>
          <table:table-cell office:value-type="string" table:style-name="ce1">
            <text:p>Pitting</text:p>
          </table:table-cell>
          <table:table-cell office:value-type="string" table:style-name="ce1">
            <text:p>Grübchenbildung</text:p>
          </table:table-cell>
          <table:table-cell office:value-type="string" table:style-name="ce1">
            <text:p>pitting</text:p>
          </table:table-cell>
          <table:table-cell office:value-type="string" table:style-name="ce1">
            <text:p><text:a xlink:href="http://vocab.getty.edu/aat/300054130">http://vocab.getty.edu/aat/300054130</text:a></text:p>
          </table:table-cell>
          <table:table-cell office:value-type="string" table:style-name="ce1">
            <text:p>Die Objektoberfläche weist dicht nebeneinander liegende, flache Hohlräume/Grübchen auf.</text:p>
          </table:table-cell>
          <table:table-cell table:number-columns-repeated="2" table:style-name="ce1"/>
          <table:table-cell office:value-type="string" table:style-name="ce1">
            <text:p><text:a xlink:href="http://vocab.getty.edu/aat/300054130">http://vocab.getty.edu/aat/300054130</text:a></text:p>
          </table:table-cell>
          <table:table-cell table:number-columns-repeated="16375"/>
        </table:table-row>
        <table:table-row table:style-name="ro1">
          <table:table-cell office:value-type="string" table:style-name="ce1">
            <text:p>B9C457</text:p>
          </table:table-cell>
          <table:table-cell office:value-type="string" table:style-name="ce1">
            <text:p>Bronzekrankheit</text:p>
          </table:table-cell>
          <table:table-cell table:style-name="ce1"/>
          <table:table-cell office:value-type="string" table:style-name="ce1">
            <text:p><text:a xlink:href="http://vocab.getty.edu/page/aat/300220720">bronze disease</text:a></text:p>
          </table:table-cell>
          <table:table-cell office:value-type="string" table:style-name="ce1">
            <text:p><text:a xlink:href="http://vocab.getty.edu/page/aat%2F300220720">http://vocab.getty.edu/page/aat%2F300220720</text:a></text:p>
          </table:table-cell>
          <table:table-cell office:value-type="string" table:style-name="ce1">
            <text:p>Bildung von hellgrünen, pulverförmigen Agglomeraten in der Matrix eines Buntmetallobjektes, dass die originale Oberfläche und das ursprüngliche Aussehen des Objektes negativ beeinflusst. Die Bildung dieser Produkte ist auf eine fortschreitende Korrosion, durch die Wechselwirkung von enthaltenen Chloriden und den metallischen Bestandteilen des Objektes bei hoher Luftfeuchtigkeit, zurück zu führen.</text:p>
          </table:table-cell>
          <table:table-cell office:value-type="string" table:style-name="ce1">
            <text:p><text:a xlink:href="http://vocab.getty.edu/page/aat%2F300220720">http://vocab.getty.edu/page/aat%2F300220720</text:a></text:p>
          </table:table-cell>
          <table:table-cell table:number-columns-repeated="16377" table:style-name="ce1"/>
        </table:table-row>
        <table:table-row table:style-name="ro1">
          <table:table-cell office:value-type="string" table:style-name="ce1">
            <text:p>B538AG</text:p>
          </table:table-cell>
          <table:table-cell office:value-type="string" table:style-name="ce1">
            <text:p>Mikroskop</text:p>
          </table:table-cell>
          <table:table-cell table:style-name="ce1"/>
          <table:table-cell office:value-type="string" table:style-name="ce1">
            <text:p><text:a xlink:href="http://vocab.getty.edu/page/aat/300024594">microscopes</text:a></text:p>
          </table:table-cell>
          <table:table-cell office:value-type="string" table:style-name="ce1">
            <text:p><text:a xlink:href="http://vocab.getty.edu/page/aat%2F300024594">http://vocab.getty.edu/page/aat%2F300024594</text:a></text:p>
          </table:table-cell>
          <table:table-cell office:value-type="string" table:style-name="ce1">
            <text:p>Instrument, zur detaillierten bildlichen Darstellung von mikroskopisch kleinen Strukturen, die für das menschliche Auge ohne Hilfmittel nicht erkennbar sind. Mit Hilfe von Linsen und Licht oder Elektronenstrahlen, können die Strukturen/Abbildungen vergrößert und für das menschliche Auge wahrnehmbar gemacht werden.</text:p>
          </table:table-cell>
          <table:table-cell office:value-type="string" table:style-name="ce1">
            <text:p><text:a xlink:href="http://vocab.getty.edu/page/aat%2F300024594">http://vocab.getty.edu/page/aat%2F300024594</text:a></text:p>
          </table:table-cell>
          <table:table-cell table:number-columns-repeated="16377" table:style-name="ce1"/>
        </table:table-row>
        <table:table-row table:style-name="ro1">
          <table:table-cell office:value-type="string" table:style-name="ce1">
            <text:p>AG4G3C</text:p>
          </table:table-cell>
          <table:table-cell office:value-type="string" table:style-name="ce1">
            <text:p>Digitalmikroskop</text:p>
          </table:table-cell>
          <table:table-cell table:style-name="ce1"/>
          <table:table-cell office:value-type="string" table:style-name="ce1">
            <text:p>digital microscope</text:p>
            <text:p/>
          </table:table-cell>
          <table:table-cell office:value-type="string" table:style-name="ce1">
            <text:p><text:a xlink:href="http://vocab.getty.edu/aat/300444116">http://vocab.getty.edu/aat/300444116</text:a></text:p>
          </table:table-cell>
          <table:table-cell office:value-type="string" table:style-name="ce1">
            <text:p>Lichtmikroskop ohne Okular, bei dem die vom Objektiv eingefangenen Lichtstrahlen auf eine Kamera gelenkt werden. Über einen mit der Kamera verbundenen Bildschirm wird der durch das Mikroskop eingefangene Bildausschnitt digital sichtbar.</text:p>
          </table:table-cell>
          <table:table-cell table:style-name="ce1"/>
          <table:table-cell office:value-type="string" table:style-name="ce1">
            <text:p><text:a xlink:href="http://vocab.getty.edu/aat/300444116">http://vocab.getty.edu/aat/300444116</text:a></text:p>
          </table:table-cell>
          <table:table-cell table:number-columns-repeated="16376" table:style-name="ce1"/>
        </table:table-row>
        <table:table-row table:style-name="ro1">
          <table:table-cell office:value-type="string" table:style-name="ce1">
            <text:p>B764C6</text:p>
          </table:table-cell>
          <table:table-cell office:value-type="string" table:style-name="ce1">
            <text:p>Rasterelektronenmikroskop</text:p>
          </table:table-cell>
          <table:table-cell office:value-type="string" table:style-name="ce1">
            <text:p>REM (Gerät)</text:p>
          </table:table-cell>
          <table:table-cell office:value-type="string" table:style-name="ce1">
            <text:p>scanning electron microscope|SEM</text:p>
          </table:table-cell>
          <table:table-cell office:value-type="string" table:style-name="ce1">
            <text:p><text:a xlink:href="http://vocab.getty.edu/aat/300343819">http://vocab.getty.edu/aat/300343819</text:a></text:p>
          </table:table-cell>
          <table:table-cell office:value-type="string" table:style-name="ce1">
            <text:p>Mikroskop, bei dem ein erzeugter Elektronenstrahl gezielt auf die Oberfläche eines Objekt gelenkt wird, diese in einem bestimmten Muster abrastert und durch die Wechselwirkung zwischen Elektronen und Objektoberfläche eine Abbildung der Oberflächenbeschaffenheit erzeugt wird.</text:p>
          </table:table-cell>
          <table:table-cell table:style-name="ce1"/>
          <table:table-cell office:value-type="string" table:style-name="ce1">
            <text:p><text:a xlink:href="http://vocab.getty.edu/aat/300343819">http://vocab.getty.edu/aat/300343819</text:a></text:p>
          </table:table-cell>
          <table:table-cell table:number-columns-repeated="16376" table:style-name="ce1"/>
        </table:table-row>
        <table:table-row table:style-name="ro1">
          <table:table-cell office:value-type="string" table:style-name="ce1">
            <text:p>DA9CGG</text:p>
          </table:table-cell>
          <table:table-cell office:value-type="string" table:style-name="ce1">
            <text:p>Festigung</text:p>
          </table:table-cell>
          <table:table-cell office:value-type="string" table:style-name="ce1">
            <text:p>Festigen|Sicherung|Stabilisierung</text:p>
          </table:table-cell>
          <table:table-cell office:value-type="string" table:style-name="ce1">
            <text:p><text:a xlink:href="http://vocab.getty.edu/page/aat/300219960">consolidation</text:a></text:p>
          </table:table-cell>
          <table:table-cell office:value-type="string" table:style-name="ce1">
            <text:p><text:a xlink:href="http://vocab.getty.edu/page/aat%2F300219960">http://vocab.getty.edu/page/aat%2F300219960</text:a></text:p>
          </table:table-cell>
          <table:table-cell office:value-type="string" table:style-name="ce1">
            <text:p>Methode zur Verbesserung des inneren Zusammenhaltes oder der mechanischen Stabiliät eines Objektes durch Zuführung eines stabilisierenden Materials</text:p>
          </table:table-cell>
          <table:table-cell office:value-type="string" table:style-name="ce1">
            <text:p><text:a xlink:href="http://vocab.getty.edu/page/aat%2F300219960">http://vocab.getty.edu/page/aat%2F300219960</text:a></text:p>
          </table:table-cell>
          <table:table-cell table:number-columns-repeated="16377" table:style-name="ce1"/>
        </table:table-row>
        <table:table-row table:style-name="ro1">
          <table:table-cell office:value-type="string" table:style-name="ce1">
            <text:p>C79561</text:p>
          </table:table-cell>
          <table:table-cell office:value-type="string" table:style-name="ce1">
            <text:p>Restaurierungsmethode</text:p>
          </table:table-cell>
          <table:table-cell office:value-type="string" table:style-name="ce1">
            <text:p>Restaurierungsmethoden|Restaurierung| Restaurierungsmaßnahme</text:p>
          </table:table-cell>
          <table:table-cell office:value-type="string" table:style-name="ce1">
            <text:p>restoration| restoration method</text:p>
          </table:table-cell>
          <table:table-cell office:value-type="string" table:style-name="ce1">
            <text:p><text:a xlink:href="http://vocab.getty.edu/aat/300053742">http://vocab.getty.edu/aat/300053742</text:a></text:p>
          </table:table-cell>
          <table:table-cell office:value-type="string" table:style-name="ce1">
            <text:p>Sammelbegriff für Methoden des aktiven Eingriff an einem stabilen oder stabilisierten Objekt, der darauf abzielen, dessen Verständnis, Wahrnehmung und/oder Wertschätzung, zu verbessern, unter Beachtung dessen ursprünglicher Bedeutung sowie der vorgefundenen oder vermuteten Techniken und Materialien</text:p>
          </table:table-cell>
          <table:table-cell office:value-type="string" table:style-name="ce1">
            <text:p><text:a xlink:href="http://vocab.getty.edu/aat/300053742">http://vocab.getty.edu/aat/300053742</text:a></text:p>
          </table:table-cell>
          <table:table-cell table:number-columns-repeated="16377" table:style-name="ce1"/>
        </table:table-row>
        <table:table-row table:style-name="ro1">
          <table:table-cell office:value-type="string" table:style-name="ce1">
            <text:p>CDD613</text:p>
          </table:table-cell>
          <table:table-cell office:value-type="string" table:style-name="ce1">
            <text:p>Reinigung</text:p>
          </table:table-cell>
          <table:table-cell office:value-type="string" table:style-name="ce1">
            <text:p>Reinigen</text:p>
          </table:table-cell>
          <table:table-cell office:value-type="string" table:style-name="ce1">
            <text:p><text:a xlink:href="http://vocab.getty.edu/page/aat/300053027">cleaning</text:a></text:p>
          </table:table-cell>
          <table:table-cell office:value-type="string" table:style-name="ce1">
            <text:p><text:a xlink:href="http://vocab.getty.edu/page/aat%2F300053027">http://vocab.getty.edu/page/aat%2F300053027</text:a></text:p>
          </table:table-cell>
          <table:table-cell office:value-type="string" table:style-name="ce1">
            <text:p>Methode zur Entfernung unerwünschter und/oder potenziell schädlicher Materialien von/aus einem Objekt, um dessen optisches Erscheinungsbild und Lesbarkeit zu verbessern. Der Begriff wird in der Regel vor allem als allgemeinerer Begriff für die Entfernung von locker aufliegenden Verschmutzungen, wie Staub- oder Erdanhaftungen verwendet. Er weist enge Verwandschaft und einen fließenden Übergang zu dem Begriff "Freilegung" auf.</text:p>
          </table:table-cell>
          <table:table-cell office:value-type="string" table:style-name="ce1">
            <text:p><text:a xlink:href="http://vocab.getty.edu/page/aat%2F300053027">http://vocab.getty.edu/page/aat%2F300053027</text:a></text:p>
          </table:table-cell>
          <table:table-cell table:number-columns-repeated="16377" table:style-name="ce1"/>
        </table:table-row>
        <table:table-row table:style-name="ro1">
          <table:table-cell office:value-type="string" table:style-name="ce1">
            <text:p>FF8792</text:p>
          </table:table-cell>
          <table:table-cell office:value-type="string" table:style-name="ce1">
            <text:p>Trockenreinigung</text:p>
          </table:table-cell>
          <table:table-cell office:value-type="string" table:style-name="ce1">
            <text:p>trockene Reinigung| mechanische Reinigung</text:p>
          </table:table-cell>
          <table:table-cell office:value-type="string" table:style-name="ce1">
            <text:p><text:a xlink:href="http://vocab.getty.edu/page/aat/300219637">dry cleaning</text:a></text:p>
          </table:table-cell>
          <table:table-cell office:value-type="string" table:style-name="ce1">
            <text:p><text:a xlink:href="http://vocab.getty.edu/page/aat%2F300219637">http://vocab.getty.edu/page/aat%2F300219637</text:a></text:p>
          </table:table-cell>
          <table:table-cell office:value-type="string" table:style-name="ce1">
            <text:p>Entfernung ungewollter Substanzen ohne Verwendung von Flüssigkeiten.</text:p>
          </table:table-cell>
          <table:table-cell office:value-type="string" table:style-name="ce1">
            <text:p><text:a xlink:href="http://vocab.getty.edu/page/aat%2F300219637">http://vocab.getty.edu/page/aat%2F300219637</text:a></text:p>
          </table:table-cell>
          <table:table-cell table:number-columns-repeated="16377" table:style-name="ce1"/>
        </table:table-row>
        <table:table-row table:style-name="ro1">
          <table:table-cell office:value-type="string" table:style-name="ce1">
            <text:p>A13CD1</text:p>
          </table:table-cell>
          <table:table-cell office:value-type="string" table:style-name="ce1">
            <text:p>Klebung</text:p>
          </table:table-cell>
          <table:table-cell office:value-type="string" table:style-name="ce1">
            <text:p>Kleben|Fügung|Babbe</text:p>
          </table:table-cell>
          <table:table-cell office:value-type="string" table:style-name="ce1">
            <text:p><text:a xlink:href="http://vocab.getty.edu/page/aat/300053014">bonding (joining)</text:a></text:p>
          </table:table-cell>
          <table:table-cell office:value-type="string" table:style-name="ce1">
            <text:p><text:a xlink:href="http://vocab.getty.edu/page/aat%2F300053014">http://vocab.getty.edu/page/aat%2F300053014</text:a></text:p>
          </table:table-cell>
          <table:table-cell office:value-type="string" table:style-name="ce1">
            <text:p>Methode des Zusammenfügens von Fragmenten und/oder Materialien durch eine adhäsive und kohäsive Verbindung mit Klebstoff, ohne dass das Objektgefüge wesentlich verändert wird.</text:p>
          </table:table-cell>
          <table:table-cell office:value-type="string" table:style-name="ce1">
            <text:p><text:a xlink:href="http://vocab.getty.edu/page/aat%2F300053014">http://vocab.getty.edu/page/aat%2F300053014</text:a></text:p>
          </table:table-cell>
          <table:table-cell table:number-columns-repeated="16377" table:style-name="ce1"/>
        </table:table-row>
        <table:table-row table:style-name="ro1">
          <table:table-cell office:value-type="string" table:style-name="ce1">
            <text:p>B3FCA1</text:p>
          </table:table-cell>
          <table:table-cell office:value-type="string" table:style-name="ce1">
            <text:p>Reduktionsmittel</text:p>
          </table:table-cell>
          <table:table-cell table:style-name="ce1"/>
          <table:table-cell office:value-type="string" table:style-name="ce1">
            <text:p><text:a xlink:href="http://vocab.getty.edu/page/aat/300380032">reducing agent</text:a></text:p>
          </table:table-cell>
          <table:table-cell office:value-type="string" table:style-name="ce1">
            <text:p><text:a xlink:href="http://vocab.getty.edu/page/aat%2F300380032">http://vocab.getty.edu/page/aat%2F300380032</text:a></text:p>
          </table:table-cell>
          <table:table-cell office:value-type="string" table:style-name="ce1">
            <text:p>chemische Substanz, die in der Lage ist bei einer chemischen Reaktion andere Substanzen zu reduzieren. Das Reduktionsmittel fungiert dabei als Eletronendonator (gibt Elektronen ab) und wird somit selbst oxidiert (Redoxreaktion). In der Restaurierung werden Reduktionsmittel eingesetzt, um die ungewollte Oxidation von Metallen zu reduzieren, Korrosionsprodukte zu entfernen und die ursprüngliche Erscheinung von Objekten wiederherzustellen.</text:p>
          </table:table-cell>
          <table:table-cell office:value-type="string" table:style-name="ce1">
            <text:p><text:a xlink:href="http://vocab.getty.edu/page/aat%2F300380032">http://vocab.getty.edu/page/aat%2F300380032</text:a></text:p>
          </table:table-cell>
          <table:table-cell table:number-columns-repeated="16377" table:style-name="ce1"/>
        </table:table-row>
        <table:table-row table:style-name="ro1">
          <table:table-cell office:value-type="string" table:style-name="ce1">
            <text:p>A2B746</text:p>
          </table:table-cell>
          <table:table-cell office:value-type="string" table:style-name="ce1">
            <text:p>Base</text:p>
          </table:table-cell>
          <table:table-cell table:style-name="ce1"/>
          <table:table-cell office:value-type="string" table:style-name="ce1">
            <text:p><text:a xlink:href="http://vocab.getty.edu/page/aat/300237910">base (substance)</text:a></text:p>
          </table:table-cell>
          <table:table-cell office:value-type="string" table:style-name="ce1">
            <text:p><text:a xlink:href="http://vocab.getty.edu/page/aat%2F300237910">http://vocab.getty.edu/page/aat%2F300237910</text:a></text:p>
          </table:table-cell>
          <table:table-cell office:value-type="string" table:style-name="ce1">
            <text:p>chemische Substanz, die in wässriger Lösung ein Proton aufnehmen oder ein freies Elektronenpaar abspalten kann. In der Restaurierung wird sie zur Reinigung, Stabilisierung und Konservierung von Objekten verwendet.</text:p>
          </table:table-cell>
          <table:table-cell office:value-type="string" table:style-name="ce1">
            <text:p><text:a xlink:href="http://vocab.getty.edu/page/aat%2F300237910">http://vocab.getty.edu/page/aat%2F300237910</text:a></text:p>
          </table:table-cell>
          <table:table-cell table:number-columns-repeated="16377" table:style-name="ce1"/>
        </table:table-row>
        <table:table-row table:style-name="ro1">
          <table:table-cell office:value-type="string" table:style-name="ce1">
            <text:p>FGF575</text:p>
          </table:table-cell>
          <table:table-cell office:value-type="string" table:style-name="ce1">
            <text:p>Säure</text:p>
          </table:table-cell>
          <table:table-cell table:style-name="ce1"/>
          <table:table-cell office:value-type="string" table:style-name="ce1">
            <text:p>acidic detergent|acid</text:p>
          </table:table-cell>
          <table:table-cell office:value-type="string" table:style-name="ce1">
            <text:p><text:a xlink:href="http://vocab.getty.edu/aat/300011752">http://vocab.getty.edu/aat/300011752</text:a></text:p>
          </table:table-cell>
          <table:table-cell office:value-type="string" table:style-name="ce1">
            <text:p>chemische Substanz, die in wässriger Lösung Protonen aus ihrer Wasserstoffverbindung abspalten oder ein freies Elektronenpaar aufnehmen kann. In der Restaurierung werden Säuren zur Reinigung, Entfernung von Korrosionsprodukten und Verkrustungen, sowie zur Stabilisierung und Konservierung verwendet.</text:p>
          </table:table-cell>
          <table:table-cell office:value-type="string" table:style-name="ce1">
            <text:p><text:a xlink:href="http://vocab.getty.edu/aat/300011752">http://vocab.getty.edu/aat/300011752</text:a></text:p>
          </table:table-cell>
          <table:table-cell table:number-columns-repeated="16377" table:style-name="ce1"/>
        </table:table-row>
        <table:table-row table:style-name="ro1">
          <table:table-cell office:value-type="string" table:style-name="ce1">
            <text:p>GFD582</text:p>
          </table:table-cell>
          <table:table-cell office:value-type="string" table:style-name="ce1">
            <text:p>Acrylharz</text:p>
          </table:table-cell>
          <table:table-cell office:value-type="string" table:style-name="ce1">
            <text:p>Polyacrylat| Acrylpolymere</text:p>
          </table:table-cell>
          <table:table-cell office:value-type="string" table:style-name="ce1">
            <text:p><text:a xlink:href="http://vocab.getty.edu/page/aat/300014426">acrylic (resin)</text:a></text:p>
          </table:table-cell>
          <table:table-cell office:value-type="string" table:style-name="ce1">
            <text:p><text:a xlink:href="http://vocab.getty.edu/page/aat%2F300014426">http://vocab.getty.edu/page/aat%2F300014426</text:a></text:p>
          </table:table-cell>
          <table:table-cell office:value-type="string" table:style-name="ce1">
            <text:p>synthetisches, thermoplastisches Polymere auf Basis von Acrylsäureestern oder Methacrylsäureestern, das durch die Polymerisation von Acrylat- oder Methylacrylat-Monomeren hergestellt wird. Grundsätzlich weist Acrylharz eine hohe Transperenz, gute Altersbeständigkeit und Reversibilität auf, die jedoch je nach genauer chemischer Zusammensetzung des verwendeten Produktes variieren kann. Aufgrund der guten Eigenschaften ist Acrylharz in der Konservierung und Restaurierung einer der am häufigsten als Klebstoff, Bindemittel, Festigungsmittel und für Schutzüberzug verwendeten Stoffe.</text:p>
          </table:table-cell>
          <table:table-cell office:value-type="string" table:style-name="ce1">
            <text:p><text:a xlink:href="http://vocab.getty.edu/page/aat%2F300014426">http://vocab.getty.edu/page/aat%2F300014426</text:a></text:p>
          </table:table-cell>
          <table:table-cell table:number-columns-repeated="16377" table:style-name="ce1"/>
        </table:table-row>
        <table:table-row table:style-name="ro1">
          <table:table-cell office:value-type="string" table:style-name="ce1">
            <text:p>DF5773</text:p>
          </table:table-cell>
          <table:table-cell office:value-type="string" table:style-name="ce1">
            <text:p>Polyvinylacetat</text:p>
          </table:table-cell>
          <table:table-cell office:value-type="string" table:style-name="ce1">
            <text:p>PVAC| PVA</text:p>
          </table:table-cell>
          <table:table-cell office:value-type="string" table:style-name="ce1">
            <text:p><text:a xlink:href="http://vocab.getty.edu/page/aat/300014507">polyvinyl acetate</text:a></text:p>
          </table:table-cell>
          <table:table-cell office:value-type="string" table:style-name="ce1">
            <text:p><text:a xlink:href="http://vocab.getty.edu/page/aat%2F300014507">http://vocab.getty.edu/page/aat%2F300014507</text:a></text:p>
          </table:table-cell>
          <table:table-cell office:value-type="string" table:style-name="ce1">
            <text:p>Durch radikalische Polymerisation von Vinylacetat-Monomeren hergestelltes thermoplastisches Polymer, das in fester oder flüssiger Form (als wässrige Dispersion oder Emulsion) bezogen werden kann. Verschiedene PVAC-Produkte werden in der Restaurierung häuptsächlich für Klebungen, Festigungen und als Schutzüberzug verwendet. Die Glasübergangstemperatur von PVAC liegt in etwa bei Raumtemperatur, was zu einem weichen und klebrigen Zustand führt und unerwünschte Adhäsion von Staub und Schmutz sowie das Verformen bzw. Versagen von Klebunge verursacht.</text:p>
          </table:table-cell>
          <table:table-cell office:value-type="string" table:style-name="ce1">
            <text:p><text:a xlink:href="http://vocab.getty.edu/page/aat%2F300014507">http://vocab.getty.edu/page/aat%2F300014507</text:a></text:p>
          </table:table-cell>
          <table:table-cell table:number-columns-repeated="16377" table:style-name="ce1"/>
        </table:table-row>
        <table:table-row table:style-name="ro1">
          <table:table-cell office:value-type="string" table:style-name="ce1">
            <text:p>D3AF3A</text:p>
          </table:table-cell>
          <table:table-cell office:value-type="string" table:style-name="ce1">
            <text:p>Zustandsdokumentation</text:p>
          </table:table-cell>
          <table:table-cell office:value-type="string" table:style-name="ce1">
            <text:p>Zustandsbeschreibung</text:p>
          </table:table-cell>
          <table:table-cell office:value-type="string" table:style-name="ce1">
            <text:p><text:a xlink:href="http://vocab.getty.edu/page/aat/300266009">condition reports</text:a></text:p>
          </table:table-cell>
          <table:table-cell office:value-type="string" table:style-name="ce1">
            <text:p><text:a xlink:href="http://vocab.getty.edu/page/aat%2F300266009">http://vocab.getty.edu/page/aat%2F300266009</text:a></text:p>
          </table:table-cell>
          <table:table-cell office:value-type="string" table:style-name="ce1">
            <text:p>Aufzeichnungen zur Einschätzung des Erhaltungszustandes eines Objektes zu einem bestimmten Zeitpunkt mit speziellem Zweck</text:p>
          </table:table-cell>
          <table:table-cell office:value-type="string" table:style-name="ce1">
            <text:p><text:a xlink:href="http://vocab.getty.edu/page/aat%2F300266009">http://vocab.getty.edu/page/aat%2F300266009</text:a></text:p>
          </table:table-cell>
          <table:table-cell table:number-columns-repeated="16377" table:style-name="ce1"/>
        </table:table-row>
        <table:table-row table:number-rows-repeated="1048512" table:style-name="ro1">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office:font-face-decls>
  <office:styles>
    <number:number-style style:name="N0">
      <number:number number:min-integer-digits="1"/>
    </number:number-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office:styles>
  <office:automatic-styles>
    <style:page-layout style:name="pm1">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20417</meta:generator>
    <meta:initial-creator>Apache POI</meta:initial-creator>
    <dc:creator>Lasse Mempel-Länger</dc:creator>
    <meta:creation-date>2025-04-17T09:57:43Z</meta:creation-date>
    <dc:date>2025-10-29T12:21:26Z</dc:date>
    <meta:editing-duration>PT0S</meta:editing-duration>
  </office:meta>
</office:document-meta>
</file>